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7pt"/>
    </style:style>
    <style:style style:name="co3" style:family="table-column">
      <style:table-column-properties fo:break-before="auto" style:column-width="81.1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36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107.89pt"/>
    </style:style>
    <style:style style:name="co8" style:family="table-column">
      <style:table-column-properties fo:break-before="auto" style:column-width="8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" table:style-name="ta1">
        <table:shapes>
          <draw:frame draw:z-index="0" draw:style-name="gr1" draw:text-style-name="P1" svg:width="453.51pt" svg:height="255.09pt" svg:x="1160.31pt" svg:y="24.32pt">
            <loext:p draw:notify-on-update-of-ranges="'3'.A2:'3'.A8 '3'.B2:'3'.B8 '3'.A2:'3'.A8 '3'.C2:'3'.C8 '3'.A2:'3'.A8 '3'.D2:'3'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2pt" svg:height="255.12pt" svg:x="688.08pt" svg:y="16.67pt">
            <loext:p draw:notify-on-update-of-ranges="'3'.A2:'3'.A8 '3'.B2:'3'.B8 '3'.A2:'3'.A8 '3'.C2:'3'.C8 '3'.A2:'3'.A8 '3'.D2:'3'.D8 '3'.A2:'3'.A8 '3'.E2:'3'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29pt" svg:height="255.32pt" svg:x="705.94pt" svg:y="294.41pt">
            <loext:p draw:notify-on-update-of-ranges="'3'.A29:'3'.A35 '3'.B29:'3'.B35 '3'.A29:'3'.A35 '3'.C29:'3'.C35 '3'.A29:'3'.A35 '3'.D29:'3'.D35 '3'.A29:'3'.A35 '3'.E29:'3'.E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12pt" svg:height="255.32pt" svg:x="326.52pt" svg:y="621.13pt">
            <loext:p draw:notify-on-update-of-ranges="'3'.A53:'3'.A59 '3'.B53:'3'.B59 '3'.A53:'3'.A59 '3'.C53:'3'.C5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38" calcext:value-type="float">
            <text:p>222738</text:p>
          </table:table-cell>
          <table:table-cell table:formula="of:=[.A2]*100000" office:value-type="float" office:value="200000" calcext:value-type="float">
            <text:p>200000</text:p>
          </table:table-cell>
          <table:table-cell table:formula="of:=100000*[.A2]*LOG([.A2]; 2)" office:value-type="float" office:value="200000" calcext:value-type="float">
            <text:p>200000</text:p>
          </table:table-cell>
          <table:table-cell table:formula="of:=100000*[.A2]^2" office:value-type="float" office:value="400000" calcext:value-type="float">
            <text:p>400000</text:p>
          </table:table-cell>
          <table:table-cell table:formula="of:=2^[.A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089" calcext:value-type="float">
            <text:p>664089</text:p>
          </table:table-cell>
          <table:table-cell table:formula="of:=[.A3]*100000" office:value-type="float" office:value="400000" calcext:value-type="float">
            <text:p>400000</text:p>
          </table:table-cell>
          <table:table-cell table:formula="of:=100000*[.A3]*LOG([.A3]; 2)" office:value-type="float" office:value="800000" calcext:value-type="float">
            <text:p>800000</text:p>
          </table:table-cell>
          <table:table-cell table:formula="of:=100000*[.A3]^2" office:value-type="float" office:value="1600000" calcext:value-type="float">
            <text:p>1600000</text:p>
          </table:table-cell>
          <table:table-cell table:formula="of:=2^[.A3]" office:value-type="float" office:value="16" calcext:value-type="float">
            <text:p>16</text:p>
          </table:table-cell>
          <table:table-cell table:formula="of:=[.B3]/[.B2]" office:value-type="float" office:value="2.98148048379711" calcext:value-type="float">
            <text:p>2.98148048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3905" calcext:value-type="float">
            <text:p>1603905</text:p>
          </table:table-cell>
          <table:table-cell table:formula="of:=[.A4]*100000" office:value-type="float" office:value="800000" calcext:value-type="float">
            <text:p>800000</text:p>
          </table:table-cell>
          <table:table-cell table:formula="of:=100000*[.A4]*LOG([.A4]; 2)" office:value-type="float" office:value="2400000" calcext:value-type="float">
            <text:p>2400000</text:p>
          </table:table-cell>
          <table:table-cell table:formula="of:=100000*[.A4]^2" office:value-type="float" office:value="6400000" calcext:value-type="float">
            <text:p>6400000</text:p>
          </table:table-cell>
          <table:table-cell table:formula="of:=2^[.A4]" office:value-type="float" office:value="256" calcext:value-type="float">
            <text:p>256</text:p>
          </table:table-cell>
          <table:table-cell table:formula="of:=[.B4]/[.B3]" office:value-type="float" office:value="2.41519585477248" calcext:value-type="float">
            <text:p>2.41519585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2318" calcext:value-type="float">
            <text:p>4582318</text:p>
          </table:table-cell>
          <table:table-cell table:formula="of:=[.A5]*100000" office:value-type="float" office:value="1600000" calcext:value-type="float">
            <text:p>1600000</text:p>
          </table:table-cell>
          <table:table-cell table:formula="of:=100000*[.A5]*LOG([.A5]; 2)" office:value-type="float" office:value="6400000" calcext:value-type="float">
            <text:p>6400000</text:p>
          </table:table-cell>
          <table:table-cell table:formula="of:=100000*[.A5]^2" office:value-type="float" office:value="25600000" calcext:value-type="float">
            <text:p>25600000</text:p>
          </table:table-cell>
          <table:table-cell table:formula="of:=2^[.A5]" office:value-type="float" office:value="65536" calcext:value-type="float">
            <text:p>65536</text:p>
          </table:table-cell>
          <table:table-cell table:formula="of:=[.B5]/[.B4]" office:value-type="float" office:value="2.8569759430889" calcext:value-type="float">
            <text:p>2.85697594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86934" calcext:value-type="float">
            <text:p>14886934</text:p>
          </table:table-cell>
          <table:table-cell table:formula="of:=[.A6]*100000" office:value-type="float" office:value="3200000" calcext:value-type="float">
            <text:p>3200000</text:p>
          </table:table-cell>
          <table:table-cell table:formula="of:=100000*[.A6]*LOG([.A6]; 2)" office:value-type="float" office:value="16000000" calcext:value-type="float">
            <text:p>16000000</text:p>
          </table:table-cell>
          <table:table-cell table:formula="of:=100000*[.A6]^2" office:value-type="float" office:value="102400000" calcext:value-type="float">
            <text:p>102400000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[.B6]/[.B5]" office:value-type="float" office:value="3.24877802020724" calcext:value-type="float">
            <text:p>3.248778020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966252" calcext:value-type="float">
            <text:p>51966252</text:p>
          </table:table-cell>
          <table:table-cell table:formula="of:=[.A7]*100000" office:value-type="float" office:value="6400000" calcext:value-type="float">
            <text:p>6400000</text:p>
          </table:table-cell>
          <table:table-cell table:formula="of:=100000*[.A7]*LOG([.A7]; 2)" office:value-type="float" office:value="38400000" calcext:value-type="float">
            <text:p>38400000</text:p>
          </table:table-cell>
          <table:table-cell table:formula="of:=100000*[.A7]^2" office:value-type="float" office:value="409600000" calcext:value-type="float">
            <text:p>409600000</text:p>
          </table:table-cell>
          <table:table-cell table:formula="of:=2^[.A7]" office:value-type="float" office:value="1.84467440737096E+019" calcext:value-type="float">
            <text:p>1.84467440737096E+019</text:p>
          </table:table-cell>
          <table:table-cell table:formula="of:=[.B7]/[.B6]" office:value-type="float" office:value="3.490728984222" calcext:value-type="float">
            <text:p>3.490728984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729690" calcext:value-type="float">
            <text:p>223729690</text:p>
          </table:table-cell>
          <table:table-cell table:formula="of:=[.A8]*100000" office:value-type="float" office:value="12800000" calcext:value-type="float">
            <text:p>12800000</text:p>
          </table:table-cell>
          <table:table-cell table:formula="of:=100000*[.A8]*LOG([.A8]; 2)" office:value-type="float" office:value="89600000" calcext:value-type="float">
            <text:p>89600000</text:p>
          </table:table-cell>
          <table:table-cell table:formula="of:=100000*[.A8]^2" office:value-type="float" office:value="1638400000" calcext:value-type="float">
            <text:p>1638400000</text:p>
          </table:table-cell>
          <table:table-cell table:formula="of:=2^[.A8]" office:value-type="float" office:value="3.40282366920938E+038" calcext:value-type="float">
            <text:p>3.40282366920938E+038</text:p>
          </table:table-cell>
          <table:table-cell table:formula="of:=[.B8]/[.B7]" office:value-type="float" office:value="4.30528817048418" calcext:value-type="float">
            <text:p>4.3052881705</text:p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932" calcext:value-type="float">
            <text:p>200932</text:p>
          </table:table-cell>
          <table:table-cell table:formula="of:=100000*LOG([.A29]; 2)" office:value-type="float" office:value="100000" calcext:value-type="float">
            <text:p>100000</text:p>
          </table:table-cell>
          <table:table-cell table:formula="of:=[.A29]*100000" office:value-type="float" office:value="200000" calcext:value-type="float">
            <text:p>200000</text:p>
          </table:table-cell>
          <table:table-cell table:formula="of:=100000*[.A29]*LOG([.A29]; 2)" office:value-type="float" office:value="200000" calcext:value-type="float">
            <text:p>200000</text:p>
          </table:table-cell>
          <table:table-cell table:formula="of:=100000*[.A29]^2" office:value-type="float" office:value="400000" calcext:value-type="float">
            <text:p>400000</text:p>
          </table:table-cell>
          <table:table-cell table:formula="of:=2^[.A2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3133" calcext:value-type="float">
            <text:p>383133</text:p>
          </table:table-cell>
          <table:table-cell table:formula="of:=100000*LOG([.A30]; 2)" office:value-type="float" office:value="200000" calcext:value-type="float">
            <text:p>200000</text:p>
          </table:table-cell>
          <table:table-cell table:formula="of:=[.A30]*100000" office:value-type="float" office:value="400000" calcext:value-type="float">
            <text:p>400000</text:p>
          </table:table-cell>
          <table:table-cell table:formula="of:=100000*[.A30]*LOG([.A30]; 2)" office:value-type="float" office:value="800000" calcext:value-type="float">
            <text:p>800000</text:p>
          </table:table-cell>
          <table:table-cell table:formula="of:=100000*[.A30]^2" office:value-type="float" office:value="1600000" calcext:value-type="float">
            <text:p>1600000</text:p>
          </table:table-cell>
          <table:table-cell table:formula="of:=2^[.A30]" office:value-type="float" office:value="16" calcext:value-type="float">
            <text:p>16</text:p>
          </table:table-cell>
          <table:table-cell table:formula="of:=[.B30]/[.B29]" office:value-type="float" office:value="1.90677940795891" calcext:value-type="float">
            <text:p>1.906779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7003" calcext:value-type="float">
            <text:p>757003</text:p>
          </table:table-cell>
          <table:table-cell table:formula="of:=100000*LOG([.A31]; 2)" office:value-type="float" office:value="300000" calcext:value-type="float">
            <text:p>300000</text:p>
          </table:table-cell>
          <table:table-cell table:formula="of:=[.A31]*100000" office:value-type="float" office:value="800000" calcext:value-type="float">
            <text:p>800000</text:p>
          </table:table-cell>
          <table:table-cell table:formula="of:=100000*[.A31]*LOG([.A31]; 2)" office:value-type="float" office:value="2400000" calcext:value-type="float">
            <text:p>2400000</text:p>
          </table:table-cell>
          <table:table-cell table:formula="of:=100000*[.A31]^2" office:value-type="float" office:value="6400000" calcext:value-type="float">
            <text:p>6400000</text:p>
          </table:table-cell>
          <table:table-cell table:formula="of:=2^[.A31]" office:value-type="float" office:value="256" calcext:value-type="float">
            <text:p>256</text:p>
          </table:table-cell>
          <table:table-cell table:formula="of:=[.B31]/[.B30]" office:value-type="float" office:value="1.9758230170724" calcext:value-type="float">
            <text:p>1.9758230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2360" calcext:value-type="float">
            <text:p>1602360</text:p>
          </table:table-cell>
          <table:table-cell table:formula="of:=100000*LOG([.A32]; 2)" office:value-type="float" office:value="400000" calcext:value-type="float">
            <text:p>400000</text:p>
          </table:table-cell>
          <table:table-cell table:formula="of:=[.A32]*100000" office:value-type="float" office:value="1600000" calcext:value-type="float">
            <text:p>1600000</text:p>
          </table:table-cell>
          <table:table-cell table:formula="of:=100000*[.A32]*LOG([.A32]; 2)" office:value-type="float" office:value="6400000" calcext:value-type="float">
            <text:p>6400000</text:p>
          </table:table-cell>
          <table:table-cell table:formula="of:=100000*[.A32]^2" office:value-type="float" office:value="25600000" calcext:value-type="float">
            <text:p>25600000</text:p>
          </table:table-cell>
          <table:table-cell table:formula="of:=2^[.A32]" office:value-type="float" office:value="65536" calcext:value-type="float">
            <text:p>65536</text:p>
          </table:table-cell>
          <table:table-cell table:formula="of:=[.B32]/[.B31]" office:value-type="float" office:value="2.11671552160295" calcext:value-type="float">
            <text:p>2.1167155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73836" calcext:value-type="float">
            <text:p>4073836</text:p>
          </table:table-cell>
          <table:table-cell table:formula="of:=100000*LOG([.A33]; 2)" office:value-type="float" office:value="500000" calcext:value-type="float">
            <text:p>500000</text:p>
          </table:table-cell>
          <table:table-cell table:formula="of:=[.A33]*100000" office:value-type="float" office:value="3200000" calcext:value-type="float">
            <text:p>3200000</text:p>
          </table:table-cell>
          <table:table-cell table:formula="of:=100000*[.A33]*LOG([.A33]; 2)" office:value-type="float" office:value="16000000" calcext:value-type="float">
            <text:p>16000000</text:p>
          </table:table-cell>
          <table:table-cell table:formula="of:=100000*[.A33]^2" office:value-type="float" office:value="102400000" calcext:value-type="float">
            <text:p>102400000</text:p>
          </table:table-cell>
          <table:table-cell table:formula="of:=2^[.A33]" office:value-type="float" office:value="4294967296" calcext:value-type="float">
            <text:p>4294967296</text:p>
          </table:table-cell>
          <table:table-cell table:formula="of:=[.B33]/[.B32]" office:value-type="float" office:value="2.54239746374098" calcext:value-type="float">
            <text:p>2.54239746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070827" calcext:value-type="float">
            <text:p>12070827</text:p>
          </table:table-cell>
          <table:table-cell table:formula="of:=100000*LOG([.A34]; 2)" office:value-type="float" office:value="600000" calcext:value-type="float">
            <text:p>600000</text:p>
          </table:table-cell>
          <table:table-cell table:formula="of:=[.A34]*100000" office:value-type="float" office:value="6400000" calcext:value-type="float">
            <text:p>6400000</text:p>
          </table:table-cell>
          <table:table-cell table:formula="of:=100000*[.A34]*LOG([.A34]; 2)" office:value-type="float" office:value="38400000" calcext:value-type="float">
            <text:p>38400000</text:p>
          </table:table-cell>
          <table:table-cell table:formula="of:=100000*[.A34]^2" office:value-type="float" office:value="409600000" calcext:value-type="float">
            <text:p>409600000</text:p>
          </table:table-cell>
          <table:table-cell table:formula="of:=2^[.A34]" office:value-type="float" office:value="1.84467440737096E+019" calcext:value-type="float">
            <text:p>1.84467440737096E+019</text:p>
          </table:table-cell>
          <table:table-cell table:formula="of:=[.B34]/[.B33]" office:value-type="float" office:value="2.96301250222149" calcext:value-type="float">
            <text:p>2.96301250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655836" calcext:value-type="float">
            <text:p>42655836</text:p>
          </table:table-cell>
          <table:table-cell table:formula="of:=100000*LOG([.A35]; 2)" office:value-type="float" office:value="700000" calcext:value-type="float">
            <text:p>700000</text:p>
          </table:table-cell>
          <table:table-cell table:formula="of:=[.A35]*100000" office:value-type="float" office:value="12800000" calcext:value-type="float">
            <text:p>12800000</text:p>
          </table:table-cell>
          <table:table-cell table:formula="of:=100000*[.A35]*LOG([.A35]; 2)" office:value-type="float" office:value="89600000" calcext:value-type="float">
            <text:p>89600000</text:p>
          </table:table-cell>
          <table:table-cell table:formula="of:=100000*[.A35]^2" office:value-type="float" office:value="1638400000" calcext:value-type="float">
            <text:p>1638400000</text:p>
          </table:table-cell>
          <table:table-cell table:formula="of:=2^[.A35]" office:value-type="float" office:value="3.40282366920938E+038" calcext:value-type="float">
            <text:p>3.40282366920938E+038</text:p>
          </table:table-cell>
          <table:table-cell table:formula="of:=[.B35]/[.B34]" office:value-type="float" office:value="3.53379565459765" calcext:value-type="float">
            <text:p>3.5337956546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– unoptimized</text:p>
          </table:table-cell>
          <table:table-cell office:value-type="string" calcext:value-type="string">
            <text:p>Data – optimized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38" calcext:value-type="float">
            <text:p>222738</text:p>
          </table:table-cell>
          <table:table-cell office:value-type="float" office:value="200932" calcext:value-type="float">
            <text:p>2009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089" calcext:value-type="float">
            <text:p>664089</text:p>
          </table:table-cell>
          <table:table-cell office:value-type="float" office:value="383133" calcext:value-type="float">
            <text:p>38313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3905" calcext:value-type="float">
            <text:p>1603905</text:p>
          </table:table-cell>
          <table:table-cell office:value-type="float" office:value="757003" calcext:value-type="float">
            <text:p>75700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2318" calcext:value-type="float">
            <text:p>4582318</text:p>
          </table:table-cell>
          <table:table-cell office:value-type="float" office:value="1602360" calcext:value-type="float">
            <text:p>160236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86934" calcext:value-type="float">
            <text:p>14886934</text:p>
          </table:table-cell>
          <table:table-cell office:value-type="float" office:value="4073836" calcext:value-type="float">
            <text:p>407383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966252" calcext:value-type="float">
            <text:p>51966252</text:p>
          </table:table-cell>
          <table:table-cell office:value-type="float" office:value="12070827" calcext:value-type="float">
            <text:p>1207082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729690" calcext:value-type="float">
            <text:p>223729690</text:p>
          </table:table-cell>
          <table:table-cell office:value-type="float" office:value="42655836" calcext:value-type="float">
            <text:p>42655836</text:p>
          </table:table-cell>
          <table:table-cell table:number-columns-repeated="5"/>
        </table:table-row>
      </table:table>
      <table:table table:name="4" table:style-name="ta1">
        <table:shapes>
          <draw:frame draw:z-index="0" draw:style-name="gr1" draw:text-style-name="P1" svg:width="453.2pt" svg:height="255.12pt" svg:x="1080.23pt" svg:y="0pt">
            <loext:p draw:notify-on-update-of-ranges="'4'.A2:'4'.A7 '4'.B2:'4'.B7 '4'.A2:'4'.A7 '4'.C2:'4'.C7 '4'.A2:'4'.A7 '4'.D2:'4'.D7 '4'.A2:'4'.A7 '4'.E2:'4'.E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17pt" svg:height="255.12pt" svg:x="568.32pt" svg:y="0.85pt">
            <loext:p draw:notify-on-update-of-ranges="'4'.A2:'4'.A7 '4'.B2:'4'.B7 '4'.A2:'4'.A7 '4'.C2:'4'.C7 '4'.A2:'4'.A7 '4'.D2:'4'.D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29pt" svg:height="255.32pt" svg:x="567.92pt" svg:y="308.55pt">
            <loext:p draw:notify-on-update-of-ranges="'4'.A28:'4'.A33 '4'.B28:'4'.B33 '4'.A28:'4'.A33 '4'.C28:'4'.C33 '4'.A28:'4'.A33 '4'.D28:'4'.D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53.29pt" svg:height="255.32pt" svg:x="573.25pt" svg:y="596.89pt">
            <loext:p draw:notify-on-update-of-ranges="'4'.A49:'4'.A54 '4'.B49:'4'.B54 '4'.A49:'4'.A54 '4'.C49:'4'.C54 '4'.A49:'4'.A54 '4'.D49:'4'.D5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453.29pt" svg:height="255.34pt" svg:x="371.28pt" svg:y="891.95pt">
            <loext:p draw:notify-on-update-of-ranges="'4'.A72:'4'.A77 '4'.B72:'4'.B77 '4'.A72:'4'.A77 '4'.C72:'4'.C77 '4'.A72:'4'.A77 '4'.D72:'4'.D7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453.94pt" svg:height="255.32pt" svg:x="307.93pt" svg:y="1179.64pt">
            <loext:p draw:notify-on-update-of-ranges="'4'.A95:'4'.A101 '4'.B95:'4'.B10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085" calcext:value-type="float">
            <text:p>128085</text:p>
          </table:table-cell>
          <table:table-cell table:formula="of:=100000*LOG([.A2]; 2)" office:value-type="float" office:value="100000" calcext:value-type="float">
            <text:p>100000</text:p>
          </table:table-cell>
          <table:table-cell table:formula="of:=[.A2]*100000" office:value-type="float" office:value="200000" calcext:value-type="float">
            <text:p>200000</text:p>
          </table:table-cell>
          <table:table-cell table:formula="of:=100000*[.A2]*LOG([.A2]; 2)" office:value-type="float" office:value="200000" calcext:value-type="float">
            <text:p>200000</text:p>
          </table:table-cell>
          <table:table-cell table:formula="of:=100000*[.A2]^2" office:value-type="float" office:value="400000" calcext:value-type="float">
            <text:p>400000</text:p>
          </table:table-cell>
          <table:table-cell table:formula="of:=2^[.A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886" calcext:value-type="float">
            <text:p>183886</text:p>
          </table:table-cell>
          <table:table-cell table:formula="of:=100000*LOG([.A3]; 2)" office:value-type="float" office:value="200000" calcext:value-type="float">
            <text:p>200000</text:p>
          </table:table-cell>
          <table:table-cell table:formula="of:=[.A3]*100000" office:value-type="float" office:value="400000" calcext:value-type="float">
            <text:p>400000</text:p>
          </table:table-cell>
          <table:table-cell table:formula="of:=100000*[.A3]*LOG([.A3]; 2)" office:value-type="float" office:value="800000" calcext:value-type="float">
            <text:p>800000</text:p>
          </table:table-cell>
          <table:table-cell table:formula="of:=100000*[.A3]^2" office:value-type="float" office:value="1600000" calcext:value-type="float">
            <text:p>1600000</text:p>
          </table:table-cell>
          <table:table-cell table:formula="of:=2^[.A3]" office:value-type="float" office:value="16" calcext:value-type="float">
            <text:p>16</text:p>
          </table:table-cell>
          <table:table-cell table:formula="of:=[.B3]/[.B2]" office:value-type="float" office:value="1.43565600968107" calcext:value-type="float">
            <text:p>1.4356560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867" calcext:value-type="float">
            <text:p>294867</text:p>
          </table:table-cell>
          <table:table-cell table:formula="of:=100000*LOG([.A4]; 2)" office:value-type="float" office:value="300000" calcext:value-type="float">
            <text:p>300000</text:p>
          </table:table-cell>
          <table:table-cell table:formula="of:=[.A4]*100000" office:value-type="float" office:value="800000" calcext:value-type="float">
            <text:p>800000</text:p>
          </table:table-cell>
          <table:table-cell table:formula="of:=100000*[.A4]*LOG([.A4]; 2)" office:value-type="float" office:value="2400000" calcext:value-type="float">
            <text:p>2400000</text:p>
          </table:table-cell>
          <table:table-cell table:formula="of:=100000*[.A4]^2" office:value-type="float" office:value="6400000" calcext:value-type="float">
            <text:p>6400000</text:p>
          </table:table-cell>
          <table:table-cell table:formula="of:=2^[.A4]" office:value-type="float" office:value="256" calcext:value-type="float">
            <text:p>256</text:p>
          </table:table-cell>
          <table:table-cell table:formula="of:=[.B4]/[.B3]" office:value-type="float" office:value="1.60353153584286" calcext:value-type="float">
            <text:p>1.6035315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571" calcext:value-type="float">
            <text:p>489571</text:p>
          </table:table-cell>
          <table:table-cell table:formula="of:=100000*LOG([.A5]; 2)" office:value-type="float" office:value="400000" calcext:value-type="float">
            <text:p>400000</text:p>
          </table:table-cell>
          <table:table-cell table:formula="of:=[.A5]*100000" office:value-type="float" office:value="1600000" calcext:value-type="float">
            <text:p>1600000</text:p>
          </table:table-cell>
          <table:table-cell table:formula="of:=100000*[.A5]*LOG([.A5]; 2)" office:value-type="float" office:value="6400000" calcext:value-type="float">
            <text:p>6400000</text:p>
          </table:table-cell>
          <table:table-cell table:formula="of:=100000*[.A5]^2" office:value-type="float" office:value="25600000" calcext:value-type="float">
            <text:p>25600000</text:p>
          </table:table-cell>
          <table:table-cell table:formula="of:=2^[.A5]" office:value-type="float" office:value="65536" calcext:value-type="float">
            <text:p>65536</text:p>
          </table:table-cell>
          <table:table-cell table:formula="of:=[.B5]/[.B4]" office:value-type="float" office:value="1.66031125897439" calcext:value-type="float">
            <text:p>1.6603112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9791" calcext:value-type="float">
            <text:p>949791</text:p>
          </table:table-cell>
          <table:table-cell table:formula="of:=100000*LOG([.A6]; 2)" office:value-type="float" office:value="500000" calcext:value-type="float">
            <text:p>500000</text:p>
          </table:table-cell>
          <table:table-cell table:formula="of:=[.A6]*100000" office:value-type="float" office:value="3200000" calcext:value-type="float">
            <text:p>3200000</text:p>
          </table:table-cell>
          <table:table-cell table:formula="of:=100000*[.A6]*LOG([.A6]; 2)" office:value-type="float" office:value="16000000" calcext:value-type="float">
            <text:p>16000000</text:p>
          </table:table-cell>
          <table:table-cell table:formula="of:=100000*[.A6]^2" office:value-type="float" office:value="102400000" calcext:value-type="float">
            <text:p>102400000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[.B6]/[.B5]" office:value-type="float" office:value="1.94004751098411" calcext:value-type="float">
            <text:p>1.9400475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1843" calcext:value-type="float">
            <text:p>2081843</text:p>
          </table:table-cell>
          <table:table-cell table:formula="of:=100000*LOG([.A7]; 2)" office:value-type="float" office:value="600000" calcext:value-type="float">
            <text:p>600000</text:p>
          </table:table-cell>
          <table:table-cell table:formula="of:=[.A7]*100000" office:value-type="float" office:value="6400000" calcext:value-type="float">
            <text:p>6400000</text:p>
          </table:table-cell>
          <table:table-cell table:formula="of:=100000*[.A7]*LOG([.A7]; 2)" office:value-type="float" office:value="38400000" calcext:value-type="float">
            <text:p>38400000</text:p>
          </table:table-cell>
          <table:table-cell table:formula="of:=100000*[.A7]^2" office:value-type="float" office:value="409600000" calcext:value-type="float">
            <text:p>409600000</text:p>
          </table:table-cell>
          <table:table-cell table:formula="of:=2^[.A7]" office:value-type="float" office:value="1.84467440737096E+019" calcext:value-type="float">
            <text:p>1.84467440737096E+019</text:p>
          </table:table-cell>
          <table:table-cell table:formula="of:=[.B7]/[.B6]" office:value-type="float" office:value="2.19189590130881" calcext:value-type="float">
            <text:p>2.19189590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100000*LOG([.A8]; 2)" office:value-type="float" office:value="700000" calcext:value-type="float">
            <text:p>700000</text:p>
          </table:table-cell>
          <table:table-cell table:formula="of:=[.A8]*100000" office:value-type="float" office:value="12800000" calcext:value-type="float">
            <text:p>12800000</text:p>
          </table:table-cell>
          <table:table-cell table:formula="of:=100000*[.A8]*LOG([.A8]; 2)" office:value-type="float" office:value="89600000" calcext:value-type="float">
            <text:p>89600000</text:p>
          </table:table-cell>
          <table:table-cell table:formula="of:=100000*[.A8]^2" office:value-type="float" office:value="1638400000" calcext:value-type="float">
            <text:p>1638400000</text:p>
          </table:table-cell>
          <table:table-cell table:formula="of:=2^[.A8]" office:value-type="float" office:value="3.40282366920938E+038" calcext:value-type="float">
            <text:p>3.40282366920938E+038</text:p>
          </table:table-cell>
          <table:table-cell table:formula="of:=[.B8]/[.B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bove: NUM_TRIPS = 1</text:p>
          </table:table-cell>
          <table:table-cell table:number-columns-repeated="7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NUM_TRIPS = 4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342" calcext:value-type="float">
            <text:p>192342</text:p>
          </table:table-cell>
          <table:table-cell table:formula="of:=100000*LOG([.A28]; 2)" office:value-type="float" office:value="100000" calcext:value-type="float">
            <text:p>100000</text:p>
          </table:table-cell>
          <table:table-cell table:formula="of:=[.A28]*100000" office:value-type="float" office:value="200000" calcext:value-type="float">
            <text:p>200000</text:p>
          </table:table-cell>
          <table:table-cell table:formula="of:=100000*[.A28]*LOG([.A28]; 2)" office:value-type="float" office:value="200000" calcext:value-type="float">
            <text:p>200000</text:p>
          </table:table-cell>
          <table:table-cell table:formula="of:=100000*[.A28]^2" office:value-type="float" office:value="400000" calcext:value-type="float">
            <text:p>400000</text:p>
          </table:table-cell>
          <table:table-cell table:formula="of:=2^[.A2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1572" calcext:value-type="float">
            <text:p>271572</text:p>
          </table:table-cell>
          <table:table-cell table:formula="of:=100000*LOG([.A29]; 2)" office:value-type="float" office:value="200000" calcext:value-type="float">
            <text:p>200000</text:p>
          </table:table-cell>
          <table:table-cell table:formula="of:=[.A29]*100000" office:value-type="float" office:value="400000" calcext:value-type="float">
            <text:p>400000</text:p>
          </table:table-cell>
          <table:table-cell table:formula="of:=100000*[.A29]*LOG([.A29]; 2)" office:value-type="float" office:value="800000" calcext:value-type="float">
            <text:p>800000</text:p>
          </table:table-cell>
          <table:table-cell table:formula="of:=100000*[.A29]^2" office:value-type="float" office:value="1600000" calcext:value-type="float">
            <text:p>1600000</text:p>
          </table:table-cell>
          <table:table-cell table:formula="of:=2^[.A29]" office:value-type="float" office:value="16" calcext:value-type="float">
            <text:p>16</text:p>
          </table:table-cell>
          <table:table-cell table:formula="of:=[.B29]/[.B28]" office:value-type="float" office:value="1.41192251302368" calcext:value-type="float">
            <text:p>1.4119225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677" calcext:value-type="float">
            <text:p>403677</text:p>
          </table:table-cell>
          <table:table-cell table:formula="of:=100000*LOG([.A30]; 2)" office:value-type="float" office:value="300000" calcext:value-type="float">
            <text:p>300000</text:p>
          </table:table-cell>
          <table:table-cell table:formula="of:=[.A30]*100000" office:value-type="float" office:value="800000" calcext:value-type="float">
            <text:p>800000</text:p>
          </table:table-cell>
          <table:table-cell table:formula="of:=100000*[.A30]*LOG([.A30]; 2)" office:value-type="float" office:value="2400000" calcext:value-type="float">
            <text:p>2400000</text:p>
          </table:table-cell>
          <table:table-cell table:formula="of:=100000*[.A30]^2" office:value-type="float" office:value="6400000" calcext:value-type="float">
            <text:p>6400000</text:p>
          </table:table-cell>
          <table:table-cell table:formula="of:=2^[.A30]" office:value-type="float" office:value="256" calcext:value-type="float">
            <text:p>256</text:p>
          </table:table-cell>
          <table:table-cell table:formula="of:=[.B30]/[.B29]" office:value-type="float" office:value="1.48644558349167" calcext:value-type="float">
            <text:p>1.48644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7539" calcext:value-type="float">
            <text:p>697539</text:p>
          </table:table-cell>
          <table:table-cell table:formula="of:=100000*LOG([.A31]; 2)" office:value-type="float" office:value="400000" calcext:value-type="float">
            <text:p>400000</text:p>
          </table:table-cell>
          <table:table-cell table:formula="of:=[.A31]*100000" office:value-type="float" office:value="1600000" calcext:value-type="float">
            <text:p>1600000</text:p>
          </table:table-cell>
          <table:table-cell table:formula="of:=100000*[.A31]*LOG([.A31]; 2)" office:value-type="float" office:value="6400000" calcext:value-type="float">
            <text:p>6400000</text:p>
          </table:table-cell>
          <table:table-cell table:formula="of:=100000*[.A31]^2" office:value-type="float" office:value="25600000" calcext:value-type="float">
            <text:p>25600000</text:p>
          </table:table-cell>
          <table:table-cell table:formula="of:=2^[.A31]" office:value-type="float" office:value="65536" calcext:value-type="float">
            <text:p>65536</text:p>
          </table:table-cell>
          <table:table-cell table:formula="of:=[.B31]/[.B30]" office:value-type="float" office:value="1.72796319829963" calcext:value-type="float">
            <text:p>1.72796319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9083" calcext:value-type="float">
            <text:p>1439083</text:p>
          </table:table-cell>
          <table:table-cell table:formula="of:=100000*LOG([.A32]; 2)" office:value-type="float" office:value="500000" calcext:value-type="float">
            <text:p>500000</text:p>
          </table:table-cell>
          <table:table-cell table:formula="of:=[.A32]*100000" office:value-type="float" office:value="3200000" calcext:value-type="float">
            <text:p>3200000</text:p>
          </table:table-cell>
          <table:table-cell table:formula="of:=100000*[.A32]*LOG([.A32]; 2)" office:value-type="float" office:value="16000000" calcext:value-type="float">
            <text:p>16000000</text:p>
          </table:table-cell>
          <table:table-cell table:formula="of:=100000*[.A32]^2" office:value-type="float" office:value="102400000" calcext:value-type="float">
            <text:p>102400000</text:p>
          </table:table-cell>
          <table:table-cell table:formula="of:=2^[.A32]" office:value-type="float" office:value="4294967296" calcext:value-type="float">
            <text:p>4294967296</text:p>
          </table:table-cell>
          <table:table-cell table:formula="of:=[.B32]/[.B31]" office:value-type="float" office:value="2.06308607834114" calcext:value-type="float">
            <text:p>2.06308607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81399" calcext:value-type="float">
            <text:p>2881399</text:p>
          </table:table-cell>
          <table:table-cell table:formula="of:=100000*LOG([.A33]; 2)" office:value-type="float" office:value="600000" calcext:value-type="float">
            <text:p>600000</text:p>
          </table:table-cell>
          <table:table-cell table:formula="of:=[.A33]*100000" office:value-type="float" office:value="6400000" calcext:value-type="float">
            <text:p>6400000</text:p>
          </table:table-cell>
          <table:table-cell table:formula="of:=100000*[.A33]*LOG([.A33]; 2)" office:value-type="float" office:value="38400000" calcext:value-type="float">
            <text:p>38400000</text:p>
          </table:table-cell>
          <table:table-cell table:formula="of:=100000*[.A33]^2" office:value-type="float" office:value="409600000" calcext:value-type="float">
            <text:p>409600000</text:p>
          </table:table-cell>
          <table:table-cell table:formula="of:=2^[.A33]" office:value-type="float" office:value="1.84467440737096E+019" calcext:value-type="float">
            <text:p>1.84467440737096E+019</text:p>
          </table:table-cell>
          <table:table-cell table:formula="of:=[.B33]/[.B32]" office:value-type="float" office:value="2.00224656951684" calcext:value-type="float">
            <text:p>2.0022465695</text:p>
          </table:table-cell>
        </table:table-row>
        <table:table-row table:style-name="ro1" table:number-rows-repeated="13">
          <table:table-cell table:number-columns-repeated="8"/>
        </table:table-row>
        <table:table-row table:style-name="ro1">
          <table:table-cell office:value-type="string" calcext:value-type="string">
            <text:p>NUM_TRIPS = 20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9540" calcext:value-type="float">
            <text:p>829540</text:p>
          </table:table-cell>
          <table:table-cell table:formula="of:=100000*LOG([.A49]; 2)" office:value-type="float" office:value="100000" calcext:value-type="float">
            <text:p>100000</text:p>
          </table:table-cell>
          <table:table-cell table:formula="of:=[.A49]*100000" office:value-type="float" office:value="200000" calcext:value-type="float">
            <text:p>200000</text:p>
          </table:table-cell>
          <table:table-cell table:formula="of:=100000*[.A49]*LOG([.A49]; 2)" office:value-type="float" office:value="200000" calcext:value-type="float">
            <text:p>200000</text:p>
          </table:table-cell>
          <table:table-cell table:formula="of:=100000*[.A49]^2" office:value-type="float" office:value="400000" calcext:value-type="float">
            <text:p>400000</text:p>
          </table:table-cell>
          <table:table-cell table:formula="of:=2^[.A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2765" calcext:value-type="float">
            <text:p>972765</text:p>
          </table:table-cell>
          <table:table-cell table:formula="of:=100000*LOG([.A50]; 2)" office:value-type="float" office:value="200000" calcext:value-type="float">
            <text:p>200000</text:p>
          </table:table-cell>
          <table:table-cell table:formula="of:=[.A50]*100000" office:value-type="float" office:value="400000" calcext:value-type="float">
            <text:p>400000</text:p>
          </table:table-cell>
          <table:table-cell table:formula="of:=100000*[.A50]*LOG([.A50]; 2)" office:value-type="float" office:value="800000" calcext:value-type="float">
            <text:p>800000</text:p>
          </table:table-cell>
          <table:table-cell table:formula="of:=100000*[.A50]^2" office:value-type="float" office:value="1600000" calcext:value-type="float">
            <text:p>1600000</text:p>
          </table:table-cell>
          <table:table-cell table:formula="of:=2^[.A50]" office:value-type="float" office:value="16" calcext:value-type="float">
            <text:p>16</text:p>
          </table:table-cell>
          <table:table-cell table:formula="of:=[.B50]/[.B49]" office:value-type="float" office:value="1.17265592979242" calcext:value-type="float">
            <text:p>1.17265592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3314" calcext:value-type="float">
            <text:p>1263314</text:p>
          </table:table-cell>
          <table:table-cell table:formula="of:=100000*LOG([.A51]; 2)" office:value-type="float" office:value="300000" calcext:value-type="float">
            <text:p>300000</text:p>
          </table:table-cell>
          <table:table-cell table:formula="of:=[.A51]*100000" office:value-type="float" office:value="800000" calcext:value-type="float">
            <text:p>800000</text:p>
          </table:table-cell>
          <table:table-cell table:formula="of:=100000*[.A51]*LOG([.A51]; 2)" office:value-type="float" office:value="2400000" calcext:value-type="float">
            <text:p>2400000</text:p>
          </table:table-cell>
          <table:table-cell table:formula="of:=100000*[.A51]^2" office:value-type="float" office:value="6400000" calcext:value-type="float">
            <text:p>6400000</text:p>
          </table:table-cell>
          <table:table-cell table:formula="of:=2^[.A51]" office:value-type="float" office:value="256" calcext:value-type="float">
            <text:p>256</text:p>
          </table:table-cell>
          <table:table-cell table:formula="of:=[.B51]/[.B50]" office:value-type="float" office:value="1.29868364918557" calcext:value-type="float">
            <text:p>1.2986836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61150" calcext:value-type="float">
            <text:p>2261150</text:p>
          </table:table-cell>
          <table:table-cell table:formula="of:=100000*LOG([.A52]; 2)" office:value-type="float" office:value="400000" calcext:value-type="float">
            <text:p>400000</text:p>
          </table:table-cell>
          <table:table-cell table:formula="of:=[.A52]*100000" office:value-type="float" office:value="1600000" calcext:value-type="float">
            <text:p>1600000</text:p>
          </table:table-cell>
          <table:table-cell table:formula="of:=100000*[.A52]*LOG([.A52]; 2)" office:value-type="float" office:value="6400000" calcext:value-type="float">
            <text:p>6400000</text:p>
          </table:table-cell>
          <table:table-cell table:formula="of:=100000*[.A52]^2" office:value-type="float" office:value="25600000" calcext:value-type="float">
            <text:p>25600000</text:p>
          </table:table-cell>
          <table:table-cell table:formula="of:=2^[.A52]" office:value-type="float" office:value="65536" calcext:value-type="float">
            <text:p>65536</text:p>
          </table:table-cell>
          <table:table-cell table:formula="of:=[.B52]/[.B51]" office:value-type="float" office:value="1.78985588697663" calcext:value-type="float">
            <text:p>1.7898558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07154" calcext:value-type="float">
            <text:p>4407154</text:p>
          </table:table-cell>
          <table:table-cell table:formula="of:=100000*LOG([.A53]; 2)" office:value-type="float" office:value="500000" calcext:value-type="float">
            <text:p>500000</text:p>
          </table:table-cell>
          <table:table-cell table:formula="of:=[.A53]*100000" office:value-type="float" office:value="3200000" calcext:value-type="float">
            <text:p>3200000</text:p>
          </table:table-cell>
          <table:table-cell table:formula="of:=100000*[.A53]*LOG([.A53]; 2)" office:value-type="float" office:value="16000000" calcext:value-type="float">
            <text:p>16000000</text:p>
          </table:table-cell>
          <table:table-cell table:formula="of:=100000*[.A53]^2" office:value-type="float" office:value="102400000" calcext:value-type="float">
            <text:p>102400000</text:p>
          </table:table-cell>
          <table:table-cell table:formula="of:=2^[.A53]" office:value-type="float" office:value="4294967296" calcext:value-type="float">
            <text:p>4294967296</text:p>
          </table:table-cell>
          <table:table-cell table:formula="of:=[.B53]/[.B52]" office:value-type="float" office:value="1.94907635495213" calcext:value-type="float">
            <text:p>1.9490763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06125" calcext:value-type="float">
            <text:p>8706125</text:p>
          </table:table-cell>
          <table:table-cell table:formula="of:=100000*LOG([.A54]; 2)" office:value-type="float" office:value="600000" calcext:value-type="float">
            <text:p>600000</text:p>
          </table:table-cell>
          <table:table-cell table:formula="of:=[.A54]*100000" office:value-type="float" office:value="6400000" calcext:value-type="float">
            <text:p>6400000</text:p>
          </table:table-cell>
          <table:table-cell table:formula="of:=100000*[.A54]*LOG([.A54]; 2)" office:value-type="float" office:value="38400000" calcext:value-type="float">
            <text:p>38400000</text:p>
          </table:table-cell>
          <table:table-cell table:formula="of:=100000*[.A54]^2" office:value-type="float" office:value="409600000" calcext:value-type="float">
            <text:p>409600000</text:p>
          </table:table-cell>
          <table:table-cell table:formula="of:=2^[.A54]" office:value-type="float" office:value="1.84467440737096E+019" calcext:value-type="float">
            <text:p>1.84467440737096E+019</text:p>
          </table:table-cell>
          <table:table-cell table:formula="of:=[.B54]/[.B53]" office:value-type="float" office:value="1.97545286595386" calcext:value-type="float">
            <text:p>1.975452866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085" calcext:value-type="float">
            <text:p>128085</text:p>
          </table:table-cell>
          <table:table-cell office:value-type="float" office:value="192342" calcext:value-type="float">
            <text:p>192342</text:p>
          </table:table-cell>
          <table:table-cell office:value-type="float" office:value="829540" calcext:value-type="float">
            <text:p>8295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886" calcext:value-type="float">
            <text:p>183886</text:p>
          </table:table-cell>
          <table:table-cell office:value-type="float" office:value="271572" calcext:value-type="float">
            <text:p>271572</text:p>
          </table:table-cell>
          <table:table-cell office:value-type="float" office:value="972765" calcext:value-type="float">
            <text:p>9727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867" calcext:value-type="float">
            <text:p>294867</text:p>
          </table:table-cell>
          <table:table-cell office:value-type="float" office:value="403677" calcext:value-type="float">
            <text:p>403677</text:p>
          </table:table-cell>
          <table:table-cell office:value-type="float" office:value="1263314" calcext:value-type="float">
            <text:p>12633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571" calcext:value-type="float">
            <text:p>489571</text:p>
          </table:table-cell>
          <table:table-cell office:value-type="float" office:value="697539" calcext:value-type="float">
            <text:p>697539</text:p>
          </table:table-cell>
          <table:table-cell office:value-type="float" office:value="2261150" calcext:value-type="float">
            <text:p>226115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9791" calcext:value-type="float">
            <text:p>949791</text:p>
          </table:table-cell>
          <table:table-cell office:value-type="float" office:value="1439083" calcext:value-type="float">
            <text:p>1439083</text:p>
          </table:table-cell>
          <table:table-cell office:value-type="float" office:value="4407154" calcext:value-type="float">
            <text:p>440715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1843" calcext:value-type="float">
            <text:p>2081843</text:p>
          </table:table-cell>
          <table:table-cell office:value-type="float" office:value="2881399" calcext:value-type="float">
            <text:p>2881399</text:p>
          </table:table-cell>
          <table:table-cell office:value-type="float" office:value="8706125" calcext:value-type="float">
            <text:p>8706125</text:p>
          </table:table-cell>
          <table:table-cell table:number-columns-repeated="4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office:value-type="string" calcext:value-type="string">
            <text:p>NUM_TRIPS:</text:p>
          </table:table-cell>
          <table:table-cell office:value-type="string" calcext:value-type="string">
            <text:p>(For 64 persons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6878" calcext:value-type="float">
            <text:p>20668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65975" calcext:value-type="float">
            <text:p>2365975</text:p>
          </table:table-cell>
          <table:table-cell table:formula="of:=[.B96]/[.B95]" office:value-type="float" office:value="1.14470955711948" calcext:value-type="float">
            <text:p>1.144709557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16229" calcext:value-type="float">
            <text:p>2816229</text:p>
          </table:table-cell>
          <table:table-cell table:formula="of:=[.B97]/[.B96]" office:value-type="float" office:value="1.19030378596562" calcext:value-type="float">
            <text:p>1.19030378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20808" calcext:value-type="float">
            <text:p>3720808</text:p>
          </table:table-cell>
          <table:table-cell table:formula="of:=[.B98]/[.B97]" office:value-type="float" office:value="1.32120221757535" calcext:value-type="float">
            <text:p>1.321202217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34920" calcext:value-type="float">
            <text:p>7234920</text:p>
          </table:table-cell>
          <table:table-cell table:formula="of:=[.B99]/[.B98]" office:value-type="float" office:value="1.94444862513734" calcext:value-type="float">
            <text:p>1.944448625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502308" calcext:value-type="float">
            <text:p>13502308</text:p>
          </table:table-cell>
          <table:table-cell table:formula="of:=[.B100]/[.B99]" office:value-type="float" office:value="1.8662691501772" calcext:value-type="float">
            <text:p>1.866269150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590927" calcext:value-type="float">
            <text:p>28590927</text:p>
          </table:table-cell>
          <table:table-cell table:formula="of:=[.B101]/[.B100]" office:value-type="float" office:value="2.11748443303175" calcext:value-type="float">
            <text:p>2.1174844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2]/[.B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3]/[.B102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4]/[.B10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5]/[.B10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6]/[.B10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7]/[.B106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8]/[.B10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9]/[.B10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10]/[.B109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11]/[.B110]" office:value-type="string" office:string-value="" calcext:value-type="error">
            <text:p>#DIV/0!</text:p>
          </table:table-cell>
          <table:table-cell table:number-columns-repeated="5"/>
        </table:table-row>
      </table:table>
      <table:table table:name="Extra" table:style-name="ta1">
        <table:shapes>
          <draw:frame draw:z-index="0" draw:style-name="gr1" draw:text-style-name="P1" svg:width="454pt" svg:height="255.32pt" svg:x="292.03pt" svg:y="161.66pt">
            <loext:p draw:notify-on-update-of-ranges="Extra.B5:Extra.B11 Extra.C5:Extra.C11 Extra.B5:Extra.B11 Extra.D5:Extra.D11 Extra.B5:Extra.B11 Extra.E5:Extra.E1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4.03pt" svg:height="255.32pt" svg:x="776.66pt" svg:y="161.69pt">
            <loext:p draw:notify-on-update-of-ranges="Extra.B5:Extra.B11 Extra.C5:Extra.C11 Extra.B5:Extra.B11 Extra.D5:Extra.D11 Extra.B5:Extra.B11 Extra.E5:Extra.E11 Extra.B5:Extra.B11 Extra.F5:Extra.F11 Extra.B5:Extra.B11 Extra.G5:Extra.G11 Extra.B5:Extra.B11 Extra.H5:Extra.H1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453.51pt" svg:height="255.09pt" svg:x="126.85pt" svg:y="596.3pt">
            <loext:p draw:notify-on-update-of-ranges="Extra.B40:Extra.B45 Extra.C40:Extra.C45 Extra.B40:Extra.B45 Extra.D40:Extra.D45 Extra.B40:Extra.B45 Extra.E40:Extra.E4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453.51pt" svg:height="255.09pt" svg:x="629.55pt" svg:y="591.65pt">
            <loext:p draw:notify-on-update-of-ranges="Extra.B40:Extra.B45 Extra.C40:Extra.C45 Extra.B40:Extra.B45 Extra.D40:Extra.D45 Extra.B40:Extra.B45 Extra.E40:Extra.E45 Extra.B40:Extra.B45 Extra.F40:Extra.F45 Extra.B40:Extra.B45 Extra.G40:Extra.G45 Extra.B40:Extra.B45 Extra.H40:Extra.H4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3 optimized: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1 CPU</text:p>
          </table:table-cell>
          <table:table-cell office:value-type="string" calcext:value-type="string">
            <text:p>2 CPUs</text:p>
          </table:table-cell>
          <table:table-cell office:value-type="string" calcext:value-type="string">
            <text:p>4 CPUs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6480" calcext:value-type="float">
            <text:p>216480</text:p>
          </table:table-cell>
          <table:table-cell office:value-type="float" office:value="207190" calcext:value-type="float">
            <text:p>207190</text:p>
          </table:table-cell>
          <table:table-cell office:value-type="float" office:value="200932" calcext:value-type="float">
            <text:p>200932</text:p>
          </table:table-cell>
          <table:table-cell table:formula="of:=100000*LOG([.B5]; 2)" office:value-type="float" office:value="100000" calcext:value-type="float">
            <text:p>100000</text:p>
          </table:table-cell>
          <table:table-cell table:formula="of:=[.B5]*100000" office:value-type="float" office:value="200000" calcext:value-type="float">
            <text:p>200000</text:p>
          </table:table-cell>
          <table:table-cell table:formula="of:=100000*[.B5]*LOG([.B5]; 2)" office:value-type="float" office:value="200000" calcext:value-type="float">
            <text:p>200000</text:p>
          </table:table-cell>
          <table:table-cell table:formula="of:=100000*[.B5]^2" office:value-type="float" office:value="400000" calcext:value-type="float">
            <text:p>400000</text:p>
          </table:table-cell>
          <table:table-cell table:formula="of:=2^[.B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7404" calcext:value-type="float">
            <text:p>367404</text:p>
          </table:table-cell>
          <table:table-cell office:value-type="float" office:value="372137" calcext:value-type="float">
            <text:p>372137</text:p>
          </table:table-cell>
          <table:table-cell office:value-type="float" office:value="383133" calcext:value-type="float">
            <text:p>383133</text:p>
          </table:table-cell>
          <table:table-cell table:formula="of:=100000*LOG([.B6]; 2)" office:value-type="float" office:value="200000" calcext:value-type="float">
            <text:p>200000</text:p>
          </table:table-cell>
          <table:table-cell table:formula="of:=[.B6]*100000" office:value-type="float" office:value="400000" calcext:value-type="float">
            <text:p>400000</text:p>
          </table:table-cell>
          <table:table-cell table:formula="of:=100000*[.B6]*LOG([.B6]; 2)" office:value-type="float" office:value="800000" calcext:value-type="float">
            <text:p>800000</text:p>
          </table:table-cell>
          <table:table-cell table:formula="of:=100000*[.B6]^2" office:value-type="float" office:value="1600000" calcext:value-type="float">
            <text:p>1600000</text:p>
          </table:table-cell>
          <table:table-cell table:formula="of:=2^[.B6]" office:value-type="float" office:value="16" calcext:value-type="float">
            <text:p>16</text:p>
          </table:table-cell>
          <table:table-cell/>
          <table:table-cell table:formula="of:=[.C6]/[.C5]" office:value-type="float" office:value="1.69717294900222" calcext:value-type="float">
            <text:p>1.697172949</text:p>
          </table:table-cell>
          <table:table-cell table:formula="of:=[.D6]/[.D5]" office:value-type="float" office:value="1.79611467734929" calcext:value-type="float">
            <text:p>1.7961146773</text:p>
          </table:table-cell>
          <table:table-cell table:formula="of:=[.E6]/[.E5]" office:value-type="float" office:value="1.90677940795891" calcext:value-type="float">
            <text:p>1.9067794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5327" calcext:value-type="float">
            <text:p>545327</text:p>
          </table:table-cell>
          <table:table-cell office:value-type="float" office:value="791438" calcext:value-type="float">
            <text:p>791438</text:p>
          </table:table-cell>
          <table:table-cell office:value-type="float" office:value="757003" calcext:value-type="float">
            <text:p>757003</text:p>
          </table:table-cell>
          <table:table-cell table:formula="of:=100000*LOG([.B7]; 2)" office:value-type="float" office:value="300000" calcext:value-type="float">
            <text:p>300000</text:p>
          </table:table-cell>
          <table:table-cell table:formula="of:=[.B7]*100000" office:value-type="float" office:value="800000" calcext:value-type="float">
            <text:p>800000</text:p>
          </table:table-cell>
          <table:table-cell table:formula="of:=100000*[.B7]*LOG([.B7]; 2)" office:value-type="float" office:value="2400000" calcext:value-type="float">
            <text:p>2400000</text:p>
          </table:table-cell>
          <table:table-cell table:formula="of:=100000*[.B7]^2" office:value-type="float" office:value="6400000" calcext:value-type="float">
            <text:p>6400000</text:p>
          </table:table-cell>
          <table:table-cell table:formula="of:=2^[.B7]" office:value-type="float" office:value="256" calcext:value-type="float">
            <text:p>256</text:p>
          </table:table-cell>
          <table:table-cell/>
          <table:table-cell table:formula="of:=[.C7]/[.C6]" office:value-type="float" office:value="1.48427072105911" calcext:value-type="float">
            <text:p>1.4842707211</text:p>
          </table:table-cell>
          <table:table-cell table:formula="of:=[.D7]/[.D6]" office:value-type="float" office:value="2.12673827112058" calcext:value-type="float">
            <text:p>2.1267382711</text:p>
          </table:table-cell>
          <table:table-cell table:formula="of:=[.E7]/[.E6]" office:value-type="float" office:value="1.9758230170724" calcext:value-type="float">
            <text:p>1.975823017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93656" calcext:value-type="float">
            <text:p>1093656</text:p>
          </table:table-cell>
          <table:table-cell office:value-type="float" office:value="1627949" calcext:value-type="float">
            <text:p>1627949</text:p>
          </table:table-cell>
          <table:table-cell office:value-type="float" office:value="1602360" calcext:value-type="float">
            <text:p>1602360</text:p>
          </table:table-cell>
          <table:table-cell table:formula="of:=100000*LOG([.B8]; 2)" office:value-type="float" office:value="400000" calcext:value-type="float">
            <text:p>400000</text:p>
          </table:table-cell>
          <table:table-cell table:formula="of:=[.B8]*100000" office:value-type="float" office:value="1600000" calcext:value-type="float">
            <text:p>1600000</text:p>
          </table:table-cell>
          <table:table-cell table:formula="of:=100000*[.B8]*LOG([.B8]; 2)" office:value-type="float" office:value="6400000" calcext:value-type="float">
            <text:p>6400000</text:p>
          </table:table-cell>
          <table:table-cell table:formula="of:=100000*[.B8]^2" office:value-type="float" office:value="25600000" calcext:value-type="float">
            <text:p>25600000</text:p>
          </table:table-cell>
          <table:table-cell table:formula="of:=2^[.B8]" office:value-type="float" office:value="65536" calcext:value-type="float">
            <text:p>65536</text:p>
          </table:table-cell>
          <table:table-cell/>
          <table:table-cell table:formula="of:=[.C8]/[.C7]" office:value-type="float" office:value="2.00550495390839" calcext:value-type="float">
            <text:p>2.0055049539</text:p>
          </table:table-cell>
          <table:table-cell table:formula="of:=[.D8]/[.D7]" office:value-type="float" office:value="2.0569507655685" calcext:value-type="float">
            <text:p>2.0569507656</text:p>
          </table:table-cell>
          <table:table-cell table:formula="of:=[.E8]/[.E7]" office:value-type="float" office:value="2.11671552160295" calcext:value-type="float">
            <text:p>2.116715521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394581" calcext:value-type="float">
            <text:p>2394581</text:p>
          </table:table-cell>
          <table:table-cell office:value-type="float" office:value="4048535" calcext:value-type="float">
            <text:p>4048535</text:p>
          </table:table-cell>
          <table:table-cell office:value-type="float" office:value="4073836" calcext:value-type="float">
            <text:p>4073836</text:p>
          </table:table-cell>
          <table:table-cell table:formula="of:=100000*LOG([.B9]; 2)" office:value-type="float" office:value="500000" calcext:value-type="float">
            <text:p>500000</text:p>
          </table:table-cell>
          <table:table-cell table:formula="of:=[.B9]*100000" office:value-type="float" office:value="3200000" calcext:value-type="float">
            <text:p>3200000</text:p>
          </table:table-cell>
          <table:table-cell table:formula="of:=100000*[.B9]*LOG([.B9]; 2)" office:value-type="float" office:value="16000000" calcext:value-type="float">
            <text:p>16000000</text:p>
          </table:table-cell>
          <table:table-cell table:formula="of:=100000*[.B9]^2" office:value-type="float" office:value="102400000" calcext:value-type="float">
            <text:p>102400000</text:p>
          </table:table-cell>
          <table:table-cell table:formula="of:=2^[.B9]" office:value-type="float" office:value="4294967296" calcext:value-type="float">
            <text:p>4294967296</text:p>
          </table:table-cell>
          <table:table-cell/>
          <table:table-cell table:formula="of:=[.C9]/[.C8]" office:value-type="float" office:value="2.18951937355073" calcext:value-type="float">
            <text:p>2.1895193736</text:p>
          </table:table-cell>
          <table:table-cell table:formula="of:=[.D9]/[.D8]" office:value-type="float" office:value="2.48689301691883" calcext:value-type="float">
            <text:p>2.4868930169</text:p>
          </table:table-cell>
          <table:table-cell table:formula="of:=[.E9]/[.E8]" office:value-type="float" office:value="2.54239746374098" calcext:value-type="float">
            <text:p>2.542397463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831933" calcext:value-type="float">
            <text:p>5831933</text:p>
          </table:table-cell>
          <table:table-cell office:value-type="float" office:value="11915078" calcext:value-type="float">
            <text:p>11915078</text:p>
          </table:table-cell>
          <table:table-cell office:value-type="float" office:value="12070827" calcext:value-type="float">
            <text:p>12070827</text:p>
          </table:table-cell>
          <table:table-cell table:formula="of:=100000*LOG([.B10]; 2)" office:value-type="float" office:value="600000" calcext:value-type="float">
            <text:p>600000</text:p>
          </table:table-cell>
          <table:table-cell table:formula="of:=[.B10]*100000" office:value-type="float" office:value="6400000" calcext:value-type="float">
            <text:p>6400000</text:p>
          </table:table-cell>
          <table:table-cell table:formula="of:=100000*[.B10]*LOG([.B10]; 2)" office:value-type="float" office:value="38400000" calcext:value-type="float">
            <text:p>38400000</text:p>
          </table:table-cell>
          <table:table-cell table:formula="of:=100000*[.B10]^2" office:value-type="float" office:value="409600000" calcext:value-type="float">
            <text:p>409600000</text:p>
          </table:table-cell>
          <table:table-cell table:formula="of:=2^[.B10]" office:value-type="float" office:value="1.84467440737096E+019" calcext:value-type="float">
            <text:p>1.84467440737096E+019</text:p>
          </table:table-cell>
          <table:table-cell/>
          <table:table-cell table:formula="of:=[.C10]/[.C9]" office:value-type="float" office:value="2.43547117428895" calcext:value-type="float">
            <text:p>2.4354711743</text:p>
          </table:table-cell>
          <table:table-cell table:formula="of:=[.D10]/[.D9]" office:value-type="float" office:value="2.94305915596629" calcext:value-type="float">
            <text:p>2.943059156</text:p>
          </table:table-cell>
          <table:table-cell table:formula="of:=[.E10]/[.E9]" office:value-type="float" office:value="2.96301250222149" calcext:value-type="float">
            <text:p>2.963012502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9033789" calcext:value-type="float">
            <text:p>19033789</text:p>
          </table:table-cell>
          <table:table-cell office:value-type="float" office:value="41028959" calcext:value-type="float">
            <text:p>41028959</text:p>
          </table:table-cell>
          <table:table-cell office:value-type="float" office:value="42655836" calcext:value-type="float">
            <text:p>42655836</text:p>
          </table:table-cell>
          <table:table-cell table:formula="of:=100000*LOG([.B11]; 2)" office:value-type="float" office:value="700000" calcext:value-type="float">
            <text:p>700000</text:p>
          </table:table-cell>
          <table:table-cell table:formula="of:=[.B11]*100000" office:value-type="float" office:value="12800000" calcext:value-type="float">
            <text:p>12800000</text:p>
          </table:table-cell>
          <table:table-cell table:formula="of:=100000*[.B11]*LOG([.B11]; 2)" office:value-type="float" office:value="89600000" calcext:value-type="float">
            <text:p>89600000</text:p>
          </table:table-cell>
          <table:table-cell table:formula="of:=100000*[.B11]^2" office:value-type="float" office:value="1638400000" calcext:value-type="float">
            <text:p>1638400000</text:p>
          </table:table-cell>
          <table:table-cell table:formula="of:=2^[.B11]" office:value-type="float" office:value="3.40282366920938E+038" calcext:value-type="float">
            <text:p>3.40282366920938E+038</text:p>
          </table:table-cell>
          <table:table-cell/>
          <table:table-cell table:formula="of:=[.C11]/[.C10]" office:value-type="float" office:value="3.26371873613774" calcext:value-type="float">
            <text:p>3.2637187361</text:p>
          </table:table-cell>
          <table:table-cell table:formula="of:=[.D11]/[.D10]" office:value-type="float" office:value="3.4434486287039" calcext:value-type="float">
            <text:p>3.4434486287</text:p>
          </table:table-cell>
          <table:table-cell table:formula="of:=[.E11]/[.E10]" office:value-type="float" office:value="3.53379565459765" calcext:value-type="float">
            <text:p>3.5337956546</text:p>
          </table:table-cell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style-name="ce1" office:value-type="string" calcext:value-type="string">
            <text:p>4 unoptimized: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1 CPU</text:p>
          </table:table-cell>
          <table:table-cell office:value-type="string" calcext:value-type="string">
            <text:p>2 CPUs</text:p>
          </table:table-cell>
          <table:table-cell office:value-type="string" calcext:value-type="string">
            <text:p>4 CPUs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46040" calcext:value-type="float">
            <text:p>346040</text:p>
          </table:table-cell>
          <table:table-cell office:value-type="float" office:value="168890" calcext:value-type="float">
            <text:p>168890</text:p>
          </table:table-cell>
          <table:table-cell office:value-type="float" office:value="128085" calcext:value-type="float">
            <text:p>128085</text:p>
          </table:table-cell>
          <table:table-cell table:formula="of:=100000*LOG([.B40]; 2)" office:value-type="float" office:value="100000" calcext:value-type="float">
            <text:p>100000</text:p>
          </table:table-cell>
          <table:table-cell table:formula="of:=[.B40]*100000" office:value-type="float" office:value="200000" calcext:value-type="float">
            <text:p>200000</text:p>
          </table:table-cell>
          <table:table-cell table:formula="of:=100000*[.B40]*LOG([.B40]; 2)" office:value-type="float" office:value="200000" calcext:value-type="float">
            <text:p>200000</text:p>
          </table:table-cell>
          <table:table-cell table:formula="of:=100000*[.B40]^2" office:value-type="float" office:value="400000" calcext:value-type="float">
            <text:p>400000</text:p>
          </table:table-cell>
          <table:table-cell table:formula="of:=2^[.B40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3208" calcext:value-type="float">
            <text:p>423208</text:p>
          </table:table-cell>
          <table:table-cell office:value-type="float" office:value="179477" calcext:value-type="float">
            <text:p>179477</text:p>
          </table:table-cell>
          <table:table-cell office:value-type="float" office:value="183886" calcext:value-type="float">
            <text:p>183886</text:p>
          </table:table-cell>
          <table:table-cell table:formula="of:=100000*LOG([.B41]; 2)" office:value-type="float" office:value="200000" calcext:value-type="float">
            <text:p>200000</text:p>
          </table:table-cell>
          <table:table-cell table:formula="of:=[.B41]*100000" office:value-type="float" office:value="400000" calcext:value-type="float">
            <text:p>400000</text:p>
          </table:table-cell>
          <table:table-cell table:formula="of:=100000*[.B41]*LOG([.B41]; 2)" office:value-type="float" office:value="800000" calcext:value-type="float">
            <text:p>800000</text:p>
          </table:table-cell>
          <table:table-cell table:formula="of:=100000*[.B41]^2" office:value-type="float" office:value="1600000" calcext:value-type="float">
            <text:p>1600000</text:p>
          </table:table-cell>
          <table:table-cell table:formula="of:=2^[.B41]" office:value-type="float" office:value="16" calcext:value-type="float">
            <text:p>16</text:p>
          </table:table-cell>
          <table:table-cell/>
          <table:table-cell table:formula="of:=[.C41]/[.C40]" office:value-type="float" office:value="1.22300312102647" calcext:value-type="float">
            <text:p>1.223003121</text:p>
          </table:table-cell>
          <table:table-cell table:formula="of:=[.D41]/[.D40]" office:value-type="float" office:value="1.06268577180413" calcext:value-type="float">
            <text:p>1.0626857718</text:p>
          </table:table-cell>
          <table:table-cell table:formula="of:=[.E41]/[.E40]" office:value-type="float" office:value="1.43565600968107" calcext:value-type="float">
            <text:p>1.435656009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7028" calcext:value-type="float">
            <text:p>547028</text:p>
          </table:table-cell>
          <table:table-cell office:value-type="float" office:value="329005" calcext:value-type="float">
            <text:p>329005</text:p>
          </table:table-cell>
          <table:table-cell office:value-type="float" office:value="294867" calcext:value-type="float">
            <text:p>294867</text:p>
          </table:table-cell>
          <table:table-cell table:formula="of:=100000*LOG([.B42]; 2)" office:value-type="float" office:value="300000" calcext:value-type="float">
            <text:p>300000</text:p>
          </table:table-cell>
          <table:table-cell table:formula="of:=[.B42]*100000" office:value-type="float" office:value="800000" calcext:value-type="float">
            <text:p>800000</text:p>
          </table:table-cell>
          <table:table-cell table:formula="of:=100000*[.B42]*LOG([.B42]; 2)" office:value-type="float" office:value="2400000" calcext:value-type="float">
            <text:p>2400000</text:p>
          </table:table-cell>
          <table:table-cell table:formula="of:=100000*[.B42]^2" office:value-type="float" office:value="6400000" calcext:value-type="float">
            <text:p>6400000</text:p>
          </table:table-cell>
          <table:table-cell table:formula="of:=2^[.B42]" office:value-type="float" office:value="256" calcext:value-type="float">
            <text:p>256</text:p>
          </table:table-cell>
          <table:table-cell/>
          <table:table-cell table:formula="of:=[.C42]/[.C41]" office:value-type="float" office:value="1.29257480954991" calcext:value-type="float">
            <text:p>1.2925748095</text:p>
          </table:table-cell>
          <table:table-cell table:formula="of:=[.D42]/[.D41]" office:value-type="float" office:value="1.83313182190476" calcext:value-type="float">
            <text:p>1.8331318219</text:p>
          </table:table-cell>
          <table:table-cell table:formula="of:=[.E42]/[.E41]" office:value-type="float" office:value="1.60353153584286" calcext:value-type="float">
            <text:p>1.60353153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22400" calcext:value-type="float">
            <text:p>822400</text:p>
          </table:table-cell>
          <table:table-cell office:value-type="float" office:value="444240" calcext:value-type="float">
            <text:p>444240</text:p>
          </table:table-cell>
          <table:table-cell office:value-type="float" office:value="489571" calcext:value-type="float">
            <text:p>489571</text:p>
          </table:table-cell>
          <table:table-cell table:formula="of:=100000*LOG([.B43]; 2)" office:value-type="float" office:value="400000" calcext:value-type="float">
            <text:p>400000</text:p>
          </table:table-cell>
          <table:table-cell table:formula="of:=[.B43]*100000" office:value-type="float" office:value="1600000" calcext:value-type="float">
            <text:p>1600000</text:p>
          </table:table-cell>
          <table:table-cell table:formula="of:=100000*[.B43]*LOG([.B43]; 2)" office:value-type="float" office:value="6400000" calcext:value-type="float">
            <text:p>6400000</text:p>
          </table:table-cell>
          <table:table-cell table:formula="of:=100000*[.B43]^2" office:value-type="float" office:value="25600000" calcext:value-type="float">
            <text:p>25600000</text:p>
          </table:table-cell>
          <table:table-cell table:formula="of:=2^[.B43]" office:value-type="float" office:value="65536" calcext:value-type="float">
            <text:p>65536</text:p>
          </table:table-cell>
          <table:table-cell/>
          <table:table-cell table:formula="of:=[.C43]/[.C42]" office:value-type="float" office:value="1.50339653546071" calcext:value-type="float">
            <text:p>1.5033965355</text:p>
          </table:table-cell>
          <table:table-cell table:formula="of:=[.D43]/[.D42]" office:value-type="float" office:value="1.35025303566815" calcext:value-type="float">
            <text:p>1.3502530357</text:p>
          </table:table-cell>
          <table:table-cell table:formula="of:=[.E43]/[.E42]" office:value-type="float" office:value="1.66031125897439" calcext:value-type="float">
            <text:p>1.66031125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49045" calcext:value-type="float">
            <text:p>1449045</text:p>
          </table:table-cell>
          <table:table-cell office:value-type="float" office:value="1053096" calcext:value-type="float">
            <text:p>1053096</text:p>
          </table:table-cell>
          <table:table-cell office:value-type="float" office:value="949791" calcext:value-type="float">
            <text:p>949791</text:p>
          </table:table-cell>
          <table:table-cell table:formula="of:=100000*LOG([.B44]; 2)" office:value-type="float" office:value="500000" calcext:value-type="float">
            <text:p>500000</text:p>
          </table:table-cell>
          <table:table-cell table:formula="of:=[.B44]*100000" office:value-type="float" office:value="3200000" calcext:value-type="float">
            <text:p>3200000</text:p>
          </table:table-cell>
          <table:table-cell table:formula="of:=100000*[.B44]*LOG([.B44]; 2)" office:value-type="float" office:value="16000000" calcext:value-type="float">
            <text:p>16000000</text:p>
          </table:table-cell>
          <table:table-cell table:formula="of:=100000*[.B44]^2" office:value-type="float" office:value="102400000" calcext:value-type="float">
            <text:p>102400000</text:p>
          </table:table-cell>
          <table:table-cell table:formula="of:=2^[.B44]" office:value-type="float" office:value="4294967296" calcext:value-type="float">
            <text:p>4294967296</text:p>
          </table:table-cell>
          <table:table-cell/>
          <table:table-cell table:formula="of:=[.C44]/[.C43]" office:value-type="float" office:value="1.76197106031128" calcext:value-type="float">
            <text:p>1.7619710603</text:p>
          </table:table-cell>
          <table:table-cell table:formula="of:=[.D44]/[.D43]" office:value-type="float" office:value="2.37055645596975" calcext:value-type="float">
            <text:p>2.370556456</text:p>
          </table:table-cell>
          <table:table-cell table:formula="of:=[.E44]/[.E43]" office:value-type="float" office:value="1.94004751098411" calcext:value-type="float">
            <text:p>1.94004751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953278" calcext:value-type="float">
            <text:p>2953278</text:p>
          </table:table-cell>
          <table:table-cell office:value-type="float" office:value="2073827" calcext:value-type="float">
            <text:p>2073827</text:p>
          </table:table-cell>
          <table:table-cell office:value-type="float" office:value="2081843" calcext:value-type="float">
            <text:p>2081843</text:p>
          </table:table-cell>
          <table:table-cell table:formula="of:=100000*LOG([.B45]; 2)" office:value-type="float" office:value="600000" calcext:value-type="float">
            <text:p>600000</text:p>
          </table:table-cell>
          <table:table-cell table:formula="of:=[.B45]*100000" office:value-type="float" office:value="6400000" calcext:value-type="float">
            <text:p>6400000</text:p>
          </table:table-cell>
          <table:table-cell table:formula="of:=100000*[.B45]*LOG([.B45]; 2)" office:value-type="float" office:value="38400000" calcext:value-type="float">
            <text:p>38400000</text:p>
          </table:table-cell>
          <table:table-cell table:formula="of:=100000*[.B45]^2" office:value-type="float" office:value="409600000" calcext:value-type="float">
            <text:p>409600000</text:p>
          </table:table-cell>
          <table:table-cell table:formula="of:=2^[.B45]" office:value-type="float" office:value="1.84467440737096E+019" calcext:value-type="float">
            <text:p>1.84467440737096E+019</text:p>
          </table:table-cell>
          <table:table-cell/>
          <table:table-cell table:formula="of:=[.C45]/[.C44]" office:value-type="float" office:value="2.03808577373373" calcext:value-type="float">
            <text:p>2.0380857737</text:p>
          </table:table-cell>
          <table:table-cell table:formula="of:=[.D45]/[.D44]" office:value-type="float" office:value="1.96926680948366" calcext:value-type="float">
            <text:p>1.9692668095</text:p>
          </table:table-cell>
          <table:table-cell table:formula="of:=[.E45]/[.E44]" office:value-type="float" office:value="2.19189590130881" calcext:value-type="float">
            <text:p>2.1918959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21:15:53.936511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0:43:13.971165889</meta:creation-date>
    <dc:date>2017-12-11T21:46:02.487014498</dc:date>
    <meta:editing-duration>PT1H37M50S</meta:editing-duration>
    <meta:editing-cycles>11</meta:editing-cycles>
    <meta:generator>LibreOffice/5.1.6.2$Linux_X86_64 LibreOffice_project/10m0$Build-2</meta:generator>
    <meta:document-statistic meta:table-count="3" meta:cell-count="53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scatter" chart:style-name="ch1">
        <chart:legend chart:legend-position="end" svg:x="13.088cm" svg:y="3.46cm" style:legend-expansion="high" chart:style-name="ch2"/>
        <chart:plot-area chart:style-name="ch3" table:cell-range-address="'3'.A2:'3'.E8" svg:x="0.319cm" svg:y="0.18cm" svg:width="12.45cm" svg:height="8.641cm">
          <chartooo:coordinate-region svg:x="2.339cm" svg:y="0.378cm" svg:width="9.9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series chart:style-name="ch9" chart:values-cell-range-address="'3'.E2:'3'.E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  <table:table-cell office:value-type="float" office:value="400000">
                <text:p>400000</text:p>
                <draw:g>
                  <svg:desc>'3'.E2:'3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  <table:table-cell office:value-type="float" office:value="25600000">
                <text:p>25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  <table:table-cell office:value-type="float" office:value="409600000">
                <text:p>4096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  <table:table-cell office:value-type="float" office:value="1638400000">
                <text:p>16384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8cm" xlink:href=".." xlink:type="simple" chart:class="chart:scatter" chart:style-name="ch1">
        <chart:legend chart:legend-position="end" svg:x="13.144cm" svg:y="4.206cm" style:legend-expansion="high" chart:style-name="ch2"/>
        <chart:plot-area chart:style-name="ch3" table:cell-range-address="'4'.A95:'4'.B101" svg:x="0.32cm" svg:y="0.18cm" svg:width="12.504cm" svg:height="8.648cm">
          <chartooo:coordinate-region svg:x="2.143cm" svg:y="0.379cm" svg:width="10.483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95:'4'.B101" chart:class="chart:scatter">
            <chart:domain table:cell-range-address="'4'.A95:'4'.A10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4'.A95:'4'.A101</svg:desc>
                </draw:g>
              </table:table-cell>
              <table:table-cell office:value-type="float" office:value="2066878">
                <text:p>2066878</text:p>
                <draw:g>
                  <svg:desc>'4'.B95:'4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65975">
                <text:p>2365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16229">
                <text:p>2816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720808">
                <text:p>3720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234920">
                <text:p>7234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3502308">
                <text:p>13502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8590927">
                <text:p>285909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08cm" xlink:href=".." xlink:type="simple" chart:class="chart:scatter" chart:style-name="ch1">
        <chart:legend chart:legend-position="end" svg:x="13.116cm" svg:y="3.711cm" style:legend-expansion="high" chart:style-name="ch2"/>
        <chart:plot-area chart:style-name="ch3" table:cell-range-address="Extra.B5:Extra.E11" svg:x="0.32cm" svg:y="0.18cm" svg:width="12.476cm" svg:height="8.648cm">
          <chartooo:coordinate-region svg:x="2.143cm" svg:y="0.378cm" svg:width="10.356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tra.C5:Extra.C11" chart:class="chart:scatter">
            <chart:domain table:cell-range-address="Extra.B5:Extra.B11"/>
            <chart:data-point chart:repeated="7"/>
          </chart:series>
          <chart:series chart:style-name="ch7" chart:values-cell-range-address="Extra.D5:Extra.D11" chart:class="chart:scatter">
            <chart:data-point chart:repeated="7"/>
          </chart:series>
          <chart:series chart:style-name="ch8" chart:values-cell-range-address="Extra.E5:Extra.E1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tra.B5:Extra.B11</svg:desc>
                </draw:g>
              </table:table-cell>
              <table:table-cell office:value-type="float" office:value="216480">
                <text:p>216480</text:p>
                <draw:g>
                  <svg:desc>Extra.C5:Extra.C11</svg:desc>
                </draw:g>
              </table:table-cell>
              <table:table-cell office:value-type="float" office:value="207190">
                <text:p>207190</text:p>
                <draw:g>
                  <svg:desc>Extra.D5:Extra.D11</svg:desc>
                </draw:g>
              </table:table-cell>
              <table:table-cell office:value-type="float" office:value="200932">
                <text:p>200932</text:p>
                <draw:g>
                  <svg:desc>Extra.E5:Extra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7404">
                <text:p>367404</text:p>
              </table:table-cell>
              <table:table-cell office:value-type="float" office:value="372137">
                <text:p>372137</text:p>
              </table:table-cell>
              <table:table-cell office:value-type="float" office:value="383133">
                <text:p>383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45327">
                <text:p>545327</text:p>
              </table:table-cell>
              <table:table-cell office:value-type="float" office:value="791438">
                <text:p>791438</text:p>
              </table:table-cell>
              <table:table-cell office:value-type="float" office:value="757003">
                <text:p>757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93656">
                <text:p>1093656</text:p>
              </table:table-cell>
              <table:table-cell office:value-type="float" office:value="1627949">
                <text:p>1627949</text:p>
              </table:table-cell>
              <table:table-cell office:value-type="float" office:value="1602360">
                <text:p>1602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394581">
                <text:p>2394581</text:p>
              </table:table-cell>
              <table:table-cell office:value-type="float" office:value="4048535">
                <text:p>4048535</text:p>
              </table:table-cell>
              <table:table-cell office:value-type="float" office:value="4073836">
                <text:p>4073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831933">
                <text:p>5831933</text:p>
              </table:table-cell>
              <table:table-cell office:value-type="float" office:value="11915078">
                <text:p>11915078</text:p>
              </table:table-cell>
              <table:table-cell office:value-type="float" office:value="12070827">
                <text:p>12070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9033789">
                <text:p>19033789</text:p>
              </table:table-cell>
              <table:table-cell office:value-type="float" office:value="41028959">
                <text:p>41028959</text:p>
              </table:table-cell>
              <table:table-cell office:value-type="float" office:value="42655836">
                <text:p>4265583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8cm" svg:height="9.008cm" xlink:href=".." xlink:type="simple" chart:class="chart:scatter" chart:style-name="ch1">
        <chart:legend chart:legend-position="end" svg:x="13.102cm" svg:y="2.969cm" style:legend-expansion="high" chart:style-name="ch2"/>
        <chart:plot-area chart:style-name="ch3" table:cell-range-address="Extra.B5:Extra.H11" svg:x="0.32cm" svg:y="0.18cm" svg:width="12.462cm" svg:height="8.648cm">
          <chartooo:coordinate-region svg:x="2.143cm" svg:y="0.379cm" svg:width="10.145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tra.C5:Extra.C11" chart:class="chart:scatter">
            <chart:domain table:cell-range-address="Extra.B5:Extra.B11"/>
            <chart:data-point chart:repeated="7"/>
          </chart:series>
          <chart:series chart:style-name="ch7" chart:values-cell-range-address="Extra.D5:Extra.D11" chart:class="chart:scatter">
            <chart:data-point chart:repeated="7"/>
          </chart:series>
          <chart:series chart:style-name="ch8" chart:values-cell-range-address="Extra.E5:Extra.E11" chart:class="chart:scatter">
            <chart:data-point chart:repeated="7"/>
          </chart:series>
          <chart:series chart:style-name="ch9" chart:values-cell-range-address="Extra.F5:Extra.F11" chart:class="chart:scatter">
            <chart:data-point chart:repeated="7"/>
          </chart:series>
          <chart:series chart:style-name="ch10" chart:values-cell-range-address="Extra.G5:Extra.G11" chart:class="chart:scatter">
            <chart:data-point chart:repeated="7"/>
          </chart:series>
          <chart:series chart:style-name="ch11" chart:values-cell-range-address="Extra.H5:Extra.H1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tra.B5:Extra.B11</svg:desc>
                </draw:g>
              </table:table-cell>
              <table:table-cell office:value-type="float" office:value="216480">
                <text:p>216480</text:p>
                <draw:g>
                  <svg:desc>Extra.C5:Extra.C11</svg:desc>
                </draw:g>
              </table:table-cell>
              <table:table-cell office:value-type="float" office:value="207190">
                <text:p>207190</text:p>
                <draw:g>
                  <svg:desc>Extra.D5:Extra.D11</svg:desc>
                </draw:g>
              </table:table-cell>
              <table:table-cell office:value-type="float" office:value="200932">
                <text:p>200932</text:p>
                <draw:g>
                  <svg:desc>Extra.E5:Extra.E11</svg:desc>
                </draw:g>
              </table:table-cell>
              <table:table-cell office:value-type="float" office:value="100000">
                <text:p>100000</text:p>
                <draw:g>
                  <svg:desc>Extra.F5:Extra.F11</svg:desc>
                </draw:g>
              </table:table-cell>
              <table:table-cell office:value-type="float" office:value="200000">
                <text:p>200000</text:p>
                <draw:g>
                  <svg:desc>Extra.G5:Extra.G11</svg:desc>
                </draw:g>
              </table:table-cell>
              <table:table-cell office:value-type="float" office:value="200000">
                <text:p>200000</text:p>
                <draw:g>
                  <svg:desc>Extra.H5:Extra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7404">
                <text:p>367404</text:p>
              </table:table-cell>
              <table:table-cell office:value-type="float" office:value="372137">
                <text:p>372137</text:p>
              </table:table-cell>
              <table:table-cell office:value-type="float" office:value="383133">
                <text:p>383133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45327">
                <text:p>545327</text:p>
              </table:table-cell>
              <table:table-cell office:value-type="float" office:value="791438">
                <text:p>791438</text:p>
              </table:table-cell>
              <table:table-cell office:value-type="float" office:value="757003">
                <text:p>757003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93656">
                <text:p>1093656</text:p>
              </table:table-cell>
              <table:table-cell office:value-type="float" office:value="1627949">
                <text:p>1627949</text:p>
              </table:table-cell>
              <table:table-cell office:value-type="float" office:value="1602360">
                <text:p>1602360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394581">
                <text:p>2394581</text:p>
              </table:table-cell>
              <table:table-cell office:value-type="float" office:value="4048535">
                <text:p>4048535</text:p>
              </table:table-cell>
              <table:table-cell office:value-type="float" office:value="4073836">
                <text:p>4073836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831933">
                <text:p>5831933</text:p>
              </table:table-cell>
              <table:table-cell office:value-type="float" office:value="11915078">
                <text:p>11915078</text:p>
              </table:table-cell>
              <table:table-cell office:value-type="float" office:value="12070827">
                <text:p>12070827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9033789">
                <text:p>19033789</text:p>
              </table:table-cell>
              <table:table-cell office:value-type="float" office:value="41028959">
                <text:p>41028959</text:p>
              </table:table-cell>
              <table:table-cell office:value-type="float" office:value="42655836">
                <text:p>42655836</text:p>
              </table:table-cell>
              <table:table-cell office:value-type="float" office:value="700000">
                <text:p>7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9cm" svg:y="3.707cm" style:legend-expansion="high" chart:style-name="ch2"/>
        <chart:plot-area chart:style-name="ch3" table:cell-range-address="Extra.B40:Extra.E45" svg:x="0.32cm" svg:y="0.18cm" svg:width="12.459cm" svg:height="8.64cm">
          <chartooo:coordinate-region svg:x="1.947cm" svg:y="0.378cm" svg:width="10.63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tra.C40:Extra.C45" chart:class="chart:scatter">
            <chart:domain table:cell-range-address="Extra.B40:Extra.B45"/>
            <chart:data-point chart:repeated="6"/>
          </chart:series>
          <chart:series chart:style-name="ch7" chart:values-cell-range-address="Extra.D40:Extra.D45" chart:class="chart:scatter">
            <chart:data-point chart:repeated="6"/>
          </chart:series>
          <chart:series chart:style-name="ch8" chart:values-cell-range-address="Extra.E40:Extra.E45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tra.B40:Extra.B45</svg:desc>
                </draw:g>
              </table:table-cell>
              <table:table-cell office:value-type="float" office:value="346040">
                <text:p>346040</text:p>
                <draw:g>
                  <svg:desc>Extra.C40:Extra.C45</svg:desc>
                </draw:g>
              </table:table-cell>
              <table:table-cell office:value-type="float" office:value="168890">
                <text:p>168890</text:p>
                <draw:g>
                  <svg:desc>Extra.D40:Extra.D45</svg:desc>
                </draw:g>
              </table:table-cell>
              <table:table-cell office:value-type="float" office:value="128085">
                <text:p>128085</text:p>
                <draw:g>
                  <svg:desc>Extra.E40:Extra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23208">
                <text:p>423208</text:p>
              </table:table-cell>
              <table:table-cell office:value-type="float" office:value="179477">
                <text:p>179477</text:p>
              </table:table-cell>
              <table:table-cell office:value-type="float" office:value="183886">
                <text:p>183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47028">
                <text:p>547028</text:p>
              </table:table-cell>
              <table:table-cell office:value-type="float" office:value="329005">
                <text:p>329005</text:p>
              </table:table-cell>
              <table:table-cell office:value-type="float" office:value="294867">
                <text:p>294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22400">
                <text:p>822400</text:p>
              </table:table-cell>
              <table:table-cell office:value-type="float" office:value="444240">
                <text:p>444240</text:p>
              </table:table-cell>
              <table:table-cell office:value-type="float" office:value="489571">
                <text:p>489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49045">
                <text:p>1449045</text:p>
              </table:table-cell>
              <table:table-cell office:value-type="float" office:value="1053096">
                <text:p>1053096</text:p>
              </table:table-cell>
              <table:table-cell office:value-type="float" office:value="949791">
                <text:p>949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953278">
                <text:p>2953278</text:p>
              </table:table-cell>
              <table:table-cell office:value-type="float" office:value="2073827">
                <text:p>2073827</text:p>
              </table:table-cell>
              <table:table-cell office:value-type="float" office:value="2081843">
                <text:p>208184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4cm" svg:y="2.965cm" style:legend-expansion="high" chart:style-name="ch2"/>
        <chart:plot-area chart:style-name="ch3" table:cell-range-address="Extra.B40:Extra.H45" svg:x="0.32cm" svg:y="0.18cm" svg:width="12.444cm" svg:height="8.64cm">
          <chartooo:coordinate-region svg:x="2.143cm" svg:y="0.378cm" svg:width="10.4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tra.C40:Extra.C45" chart:class="chart:scatter">
            <chart:domain table:cell-range-address="Extra.B40:Extra.B45"/>
            <chart:data-point chart:repeated="6"/>
          </chart:series>
          <chart:series chart:style-name="ch7" chart:values-cell-range-address="Extra.D40:Extra.D45" chart:class="chart:scatter">
            <chart:data-point chart:repeated="6"/>
          </chart:series>
          <chart:series chart:style-name="ch8" chart:values-cell-range-address="Extra.E40:Extra.E45" chart:class="chart:scatter">
            <chart:data-point chart:repeated="6"/>
          </chart:series>
          <chart:series chart:style-name="ch9" chart:values-cell-range-address="Extra.F40:Extra.F45" chart:class="chart:scatter">
            <chart:data-point chart:repeated="6"/>
          </chart:series>
          <chart:series chart:style-name="ch10" chart:values-cell-range-address="Extra.G40:Extra.G45" chart:class="chart:scatter">
            <chart:data-point chart:repeated="6"/>
          </chart:series>
          <chart:series chart:style-name="ch11" chart:values-cell-range-address="Extra.H40:Extra.H4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tra.B40:Extra.B45</svg:desc>
                </draw:g>
              </table:table-cell>
              <table:table-cell office:value-type="float" office:value="346040">
                <text:p>346040</text:p>
                <draw:g>
                  <svg:desc>Extra.C40:Extra.C45</svg:desc>
                </draw:g>
              </table:table-cell>
              <table:table-cell office:value-type="float" office:value="168890">
                <text:p>168890</text:p>
                <draw:g>
                  <svg:desc>Extra.D40:Extra.D45</svg:desc>
                </draw:g>
              </table:table-cell>
              <table:table-cell office:value-type="float" office:value="128085">
                <text:p>128085</text:p>
                <draw:g>
                  <svg:desc>Extra.E40:Extra.E45</svg:desc>
                </draw:g>
              </table:table-cell>
              <table:table-cell office:value-type="float" office:value="100000">
                <text:p>100000</text:p>
                <draw:g>
                  <svg:desc>Extra.F40:Extra.F45</svg:desc>
                </draw:g>
              </table:table-cell>
              <table:table-cell office:value-type="float" office:value="200000">
                <text:p>200000</text:p>
                <draw:g>
                  <svg:desc>Extra.G40:Extra.G45</svg:desc>
                </draw:g>
              </table:table-cell>
              <table:table-cell office:value-type="float" office:value="200000">
                <text:p>200000</text:p>
                <draw:g>
                  <svg:desc>Extra.H40:Extra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23208">
                <text:p>423208</text:p>
              </table:table-cell>
              <table:table-cell office:value-type="float" office:value="179477">
                <text:p>179477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47028">
                <text:p>547028</text:p>
              </table:table-cell>
              <table:table-cell office:value-type="float" office:value="329005">
                <text:p>329005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22400">
                <text:p>822400</text:p>
              </table:table-cell>
              <table:table-cell office:value-type="float" office:value="444240">
                <text:p>444240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49045">
                <text:p>1449045</text:p>
              </table:table-cell>
              <table:table-cell office:value-type="float" office:value="1053096">
                <text:p>1053096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953278">
                <text:p>2953278</text:p>
              </table:table-cell>
              <table:table-cell office:value-type="float" office:value="2073827">
                <text:p>2073827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9cm" svg:y="3.707cm" style:legend-expansion="high" chart:style-name="ch2"/>
        <chart:plot-area chart:style-name="ch3" table:cell-range-address="'3'.A2:'3'.D8" svg:x="0.32cm" svg:y="0.18cm" svg:width="12.459cm" svg:height="8.64cm">
          <chartooo:coordinate-region svg:x="2.34cm" svg:y="0.379cm" svg:width="10.1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scatter" chart:style-name="ch1">
        <chart:legend chart:legend-position="end" svg:x="13.088cm" svg:y="3.46cm" style:legend-expansion="high" chart:style-name="ch2"/>
        <chart:plot-area chart:style-name="ch3" table:cell-range-address="'4'.A2:'4'.E7" svg:x="0.319cm" svg:y="0.18cm" svg:width="12.45cm" svg:height="8.641cm">
          <chartooo:coordinate-region svg:x="2.142cm" svg:y="0.378cm" svg:width="10.42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:'4'.B7" chart:class="chart:scatter">
            <chart:domain table:cell-range-address="'4'.A2:'4'.A7"/>
            <chart:data-point chart:repeated="6"/>
          </chart:series>
          <chart:series chart:style-name="ch7" chart:values-cell-range-address="'4'.C2:'4'.C7" chart:class="chart:scatter">
            <chart:data-point chart:repeated="6"/>
          </chart:series>
          <chart:series chart:style-name="ch8" chart:values-cell-range-address="'4'.D2:'4'.D7" chart:class="chart:scatter">
            <chart:data-point chart:repeated="6"/>
          </chart:series>
          <chart:series chart:style-name="ch9" chart:values-cell-range-address="'4'.E2:'4'.E7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:'4'.A7</svg:desc>
                </draw:g>
              </table:table-cell>
              <table:table-cell office:value-type="float" office:value="128085">
                <text:p>128085</text:p>
                <draw:g>
                  <svg:desc>'4'.B2:'4'.B7</svg:desc>
                </draw:g>
              </table:table-cell>
              <table:table-cell office:value-type="float" office:value="100000">
                <text:p>100000</text:p>
                <draw:g>
                  <svg:desc>'4'.C2:'4'.C7</svg:desc>
                </draw:g>
              </table:table-cell>
              <table:table-cell office:value-type="float" office:value="200000">
                <text:p>200000</text:p>
                <draw:g>
                  <svg:desc>'4'.D2:'4'.D7</svg:desc>
                </draw:g>
              </table:table-cell>
              <table:table-cell office:value-type="float" office:value="200000">
                <text:p>200000</text:p>
                <draw:g>
                  <svg:desc>'4'.E2:'4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1cm" xlink:href=".." xlink:type="simple" chart:class="chart:scatter" chart:style-name="ch1">
        <chart:legend chart:legend-position="end" svg:x="13.087cm" svg:y="3.707cm" style:legend-expansion="high" chart:style-name="ch2"/>
        <chart:plot-area chart:style-name="ch3" table:cell-range-address="'4'.A2:'4'.D7" svg:x="0.319cm" svg:y="0.18cm" svg:width="12.449cm" svg:height="8.641cm">
          <chartooo:coordinate-region svg:x="1.946cm" svg:y="0.378cm" svg:width="10.62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:'4'.B7" chart:class="chart:scatter">
            <chart:domain table:cell-range-address="'4'.A2:'4'.A7"/>
            <chart:data-point chart:repeated="6"/>
          </chart:series>
          <chart:series chart:style-name="ch7" chart:values-cell-range-address="'4'.C2:'4'.C7" chart:class="chart:scatter">
            <chart:data-point chart:repeated="6"/>
          </chart:series>
          <chart:series chart:style-name="ch8" chart:values-cell-range-address="'4'.D2:'4'.D7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:'4'.A7</svg:desc>
                </draw:g>
              </table:table-cell>
              <table:table-cell office:value-type="float" office:value="128085">
                <text:p>128085</text:p>
                <draw:g>
                  <svg:desc>'4'.B2:'4'.B7</svg:desc>
                </draw:g>
              </table:table-cell>
              <table:table-cell office:value-type="float" office:value="100000">
                <text:p>100000</text:p>
                <draw:g>
                  <svg:desc>'4'.C2:'4'.C7</svg:desc>
                </draw:g>
              </table:table-cell>
              <table:table-cell office:value-type="float" office:value="200000">
                <text:p>200000</text:p>
                <draw:g>
                  <svg:desc>'4'.D2:'4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8cm" xlink:href=".." xlink:type="simple" chart:class="chart:scatter" chart:style-name="ch1">
        <chart:legend chart:legend-position="end" svg:x="13.091cm" svg:y="3.464cm" style:legend-expansion="high" chart:style-name="ch2"/>
        <chart:plot-area chart:style-name="ch3" table:cell-range-address="'3'.A29:'3'.E35" svg:x="0.319cm" svg:y="0.18cm" svg:width="12.453cm" svg:height="8.648cm">
          <chartooo:coordinate-region svg:x="2.142cm" svg:y="0.379cm" svg:width="10.136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9:'3'.B35" chart:class="chart:scatter">
            <chart:domain table:cell-range-address="'3'.A29:'3'.A35"/>
            <chart:data-point chart:repeated="7"/>
          </chart:series>
          <chart:series chart:style-name="ch7" chart:values-cell-range-address="'3'.C29:'3'.C35" chart:class="chart:scatter">
            <chart:data-point chart:repeated="7"/>
          </chart:series>
          <chart:series chart:style-name="ch8" chart:values-cell-range-address="'3'.D29:'3'.D35" chart:class="chart:scatter">
            <chart:data-point chart:repeated="7"/>
          </chart:series>
          <chart:series chart:style-name="ch9" chart:values-cell-range-address="'3'.E29:'3'.E3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9:'3'.A35</svg:desc>
                </draw:g>
              </table:table-cell>
              <table:table-cell office:value-type="float" office:value="200932">
                <text:p>200932</text:p>
                <draw:g>
                  <svg:desc>'3'.B29:'3'.B35</svg:desc>
                </draw:g>
              </table:table-cell>
              <table:table-cell office:value-type="float" office:value="100000">
                <text:p>100000</text:p>
                <draw:g>
                  <svg:desc>'3'.C29:'3'.C35</svg:desc>
                </draw:g>
              </table:table-cell>
              <table:table-cell office:value-type="float" office:value="200000">
                <text:p>200000</text:p>
                <draw:g>
                  <svg:desc>'3'.D29:'3'.D35</svg:desc>
                </draw:g>
              </table:table-cell>
              <table:table-cell office:value-type="float" office:value="200000">
                <text:p>200000</text:p>
                <draw:g>
                  <svg:desc>'3'.E29:'3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3133">
                <text:p>383133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57003">
                <text:p>757003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02360">
                <text:p>1602360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073836">
                <text:p>4073836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2070827">
                <text:p>12070827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42655836">
                <text:p>42655836</text:p>
              </table:table-cell>
              <table:table-cell office:value-type="float" office:value="700000">
                <text:p>7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8cm" xlink:href=".." xlink:type="simple" chart:class="chart:scatter" chart:style-name="ch1">
        <chart:legend chart:legend-position="end" svg:x="13.085cm" svg:y="3.959cm" style:legend-expansion="high" chart:style-name="ch2"/>
        <chart:plot-area chart:style-name="ch3" table:cell-range-address="'3'.A53:'3'.C59" svg:x="0.271cm" svg:y="0.18cm" svg:width="12.449cm" svg:height="8.646cm">
          <chartooo:coordinate-region svg:x="2.291cm" svg:y="0.379cm" svg:width="10.132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53:'3'.B59" chart:class="chart:scatter">
            <chart:domain table:cell-range-address="'3'.A53:'3'.A59"/>
            <chart:data-point chart:repeated="7"/>
          </chart:series>
          <chart:series chart:style-name="ch7" chart:values-cell-range-address="'3'.C53:'3'.C59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53:'3'.A59</svg:desc>
                </draw:g>
              </table:table-cell>
              <table:table-cell office:value-type="float" office:value="222738">
                <text:p>222738</text:p>
                <draw:g>
                  <svg:desc>'3'.B53:'3'.B59</svg:desc>
                </draw:g>
              </table:table-cell>
              <table:table-cell office:value-type="float" office:value="200932">
                <text:p>200932</text:p>
                <draw:g>
                  <svg:desc>'3'.C53:'3'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383133">
                <text:p>383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757003">
                <text:p>757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2360">
                <text:p>1602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4073836">
                <text:p>4073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12070827">
                <text:p>12070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42655836">
                <text:p>426558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8cm" xlink:href=".." xlink:type="simple" chart:class="chart:scatter" chart:style-name="ch1">
        <chart:legend chart:legend-position="end" svg:x="13.091cm" svg:y="3.711cm" style:legend-expansion="high" chart:style-name="ch2"/>
        <chart:plot-area chart:style-name="ch3" table:cell-range-address="'4'.A28:'4'.D33" svg:x="0.319cm" svg:y="0.18cm" svg:width="12.453cm" svg:height="8.648cm">
          <chartooo:coordinate-region svg:x="1.946cm" svg:y="0.378cm" svg:width="10.628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8:'4'.B33" chart:class="chart:scatter">
            <chart:domain table:cell-range-address="'4'.A28:'4'.A33"/>
            <chart:data-point chart:repeated="6"/>
          </chart:series>
          <chart:series chart:style-name="ch7" chart:values-cell-range-address="'4'.C28:'4'.C33" chart:class="chart:scatter">
            <chart:data-point chart:repeated="6"/>
          </chart:series>
          <chart:series chart:style-name="ch8" chart:values-cell-range-address="'4'.D28:'4'.D3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8:'4'.A33</svg:desc>
                </draw:g>
              </table:table-cell>
              <table:table-cell office:value-type="float" office:value="192342">
                <text:p>192342</text:p>
                <draw:g>
                  <svg:desc>'4'.B28:'4'.B33</svg:desc>
                </draw:g>
              </table:table-cell>
              <table:table-cell office:value-type="float" office:value="100000">
                <text:p>100000</text:p>
                <draw:g>
                  <svg:desc>'4'.C28:'4'.C33</svg:desc>
                </draw:g>
              </table:table-cell>
              <table:table-cell office:value-type="float" office:value="200000">
                <text:p>200000</text:p>
                <draw:g>
                  <svg:desc>'4'.D28:'4'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71572">
                <text:p>271572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03677">
                <text:p>40367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97539">
                <text:p>697539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39083">
                <text:p>1439083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881399">
                <text:p>2881399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8cm" xlink:href=".." xlink:type="simple" chart:class="chart:scatter" chart:style-name="ch1">
        <chart:legend chart:legend-position="end" svg:x="13.091cm" svg:y="3.711cm" style:legend-expansion="high" chart:style-name="ch2"/>
        <chart:plot-area chart:style-name="ch3" table:cell-range-address="'4'.A49:'4'.D54" svg:x="0.319cm" svg:y="0.18cm" svg:width="12.453cm" svg:height="8.648cm">
          <chartooo:coordinate-region svg:x="1.946cm" svg:y="0.378cm" svg:width="10.432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49:'4'.B54" chart:class="chart:scatter">
            <chart:domain table:cell-range-address="'4'.A49:'4'.A54"/>
            <chart:data-point chart:repeated="6"/>
          </chart:series>
          <chart:series chart:style-name="ch7" chart:values-cell-range-address="'4'.C49:'4'.C54" chart:class="chart:scatter">
            <chart:data-point chart:repeated="6"/>
          </chart:series>
          <chart:series chart:style-name="ch8" chart:values-cell-range-address="'4'.D49:'4'.D54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49:'4'.A54</svg:desc>
                </draw:g>
              </table:table-cell>
              <table:table-cell office:value-type="float" office:value="829540">
                <text:p>829540</text:p>
                <draw:g>
                  <svg:desc>'4'.B49:'4'.B54</svg:desc>
                </draw:g>
              </table:table-cell>
              <table:table-cell office:value-type="float" office:value="100000">
                <text:p>100000</text:p>
                <draw:g>
                  <svg:desc>'4'.C49:'4'.C54</svg:desc>
                </draw:g>
              </table:table-cell>
              <table:table-cell office:value-type="float" office:value="200000">
                <text:p>200000</text:p>
                <draw:g>
                  <svg:desc>'4'.D49:'4'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72765">
                <text:p>972765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63314">
                <text:p>1263314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61150">
                <text:p>2261150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407154">
                <text:p>4407154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8706125">
                <text:p>8706125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9cm" xlink:href=".." xlink:type="simple" chart:class="chart:scatter" chart:style-name="ch1">
        <chart:legend chart:legend-position="end" svg:x="13.091cm" svg:y="3.711cm" style:legend-expansion="high" chart:style-name="ch2"/>
        <chart:plot-area chart:style-name="ch3" table:cell-range-address="'4'.A72:'4'.D77" svg:x="0.319cm" svg:y="0.18cm" svg:width="12.453cm" svg:height="8.649cm">
          <chartooo:coordinate-region svg:x="1.946cm" svg:y="0.379cm" svg:width="10.432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72:'4'.B77" chart:class="chart:scatter">
            <chart:domain table:cell-range-address="'4'.A72:'4'.A77"/>
            <chart:data-point chart:repeated="6"/>
          </chart:series>
          <chart:series chart:style-name="ch7" chart:values-cell-range-address="'4'.C72:'4'.C77" chart:class="chart:scatter">
            <chart:data-point chart:repeated="6"/>
          </chart:series>
          <chart:series chart:style-name="ch8" chart:values-cell-range-address="'4'.D72:'4'.D77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72:'4'.A77</svg:desc>
                </draw:g>
              </table:table-cell>
              <table:table-cell office:value-type="float" office:value="128085">
                <text:p>128085</text:p>
                <draw:g>
                  <svg:desc>'4'.B72:'4'.B77</svg:desc>
                </draw:g>
              </table:table-cell>
              <table:table-cell office:value-type="float" office:value="192342">
                <text:p>192342</text:p>
                <draw:g>
                  <svg:desc>'4'.C72:'4'.C77</svg:desc>
                </draw:g>
              </table:table-cell>
              <table:table-cell office:value-type="float" office:value="829540">
                <text:p>829540</text:p>
                <draw:g>
                  <svg:desc>'4'.D72:'4'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71572">
                <text:p>271572</text:p>
              </table:table-cell>
              <table:table-cell office:value-type="float" office:value="972765">
                <text:p>972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403677">
                <text:p>403677</text:p>
              </table:table-cell>
              <table:table-cell office:value-type="float" office:value="1263314">
                <text:p>1263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697539">
                <text:p>697539</text:p>
              </table:table-cell>
              <table:table-cell office:value-type="float" office:value="2261150">
                <text:p>2261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1439083">
                <text:p>1439083</text:p>
              </table:table-cell>
              <table:table-cell office:value-type="float" office:value="4407154">
                <text:p>4407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2881399">
                <text:p>2881399</text:p>
              </table:table-cell>
              <table:table-cell office:value-type="float" office:value="8706125">
                <text:p>87061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